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5.7833in" fo:margin-left="0.1208in" fo:margin-top="0in" fo:margin-bottom="0in" table:align="left" style:writing-mode="lr-tb"/>
    </style:style>
    <style:style style:name="Table1.A" style:family="table-column">
      <style:table-column-properties style:column-width="1.85in"/>
    </style:style>
    <style:style style:name="Table1.B" style:family="table-column">
      <style:table-column-properties style:column-width="2.0549in"/>
    </style:style>
    <style:style style:name="Table1.C" style:family="table-column">
      <style:table-column-properties style:column-width="1.8785in"/>
    </style:style>
    <style:style style:name="Table1.1" style:family="table-row">
      <style:table-row-properties style:min-row-height="0.6667in"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2" style:family="table-row">
      <style:table-row-properties style:min-row-height="0.7181in" fo:keep-together="auto"/>
    </style:style>
    <style:style style:name="Table1.3" style:family="table-row">
      <style:table-row-properties style:min-row-height="0.8778in" fo:keep-together="auto"/>
    </style:style>
    <style:style style:name="Table2" style:family="table">
      <style:table-properties style:width="3.1146in" fo:margin-left="-0.075in" fo:margin-top="0in" fo:margin-bottom="0in" table:align="left" style:writing-mode="lr-tb"/>
    </style:style>
    <style:style style:name="Table2.A" style:family="table-column">
      <style:table-column-properties style:column-width="1.175in"/>
    </style:style>
    <style:style style:name="Table2.B" style:family="table-column">
      <style:table-column-properties style:column-width="1.9389in"/>
    </style:style>
    <style:style style:name="Table2.1" style:family="table-row">
      <style:table-row-properties style:min-row-height="0.191in"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3" style:family="table-row">
      <style:table-row-properties style:min-row-height="0.575in" fo:keep-together="auto"/>
    </style:style>
    <style:style style:name="Table3" style:family="table">
      <style:table-properties style:width="2.2944in" fo:margin-left="-0.075in" fo:margin-top="0in" fo:margin-bottom="0in" table:align="left" style:writing-mode="lr-tb"/>
    </style:style>
    <style:style style:name="Table3.A" style:family="table-column">
      <style:table-column-properties style:column-width="1.1896in"/>
    </style:style>
    <style:style style:name="Table3.B" style:family="table-column">
      <style:table-column-properties style:column-width="1.1042in"/>
    </style:style>
    <style:style style:name="Table3.1" style:family="table-row">
      <style:table-row-properties style:min-row-height="0.191in"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1" fo:border-right="0.75pt solid #000001" fo:border-top="0.5pt solid #000001" fo:border-bottom="0.5pt solid #000001"/>
    </style:style>
    <style:style style:name="Table3.A2" style:family="table-cell">
      <style:table-cell-properties fo:padding-left="0.0785in" fo:padding-right="0.075in" fo:padding-top="0in" fo:padding-bottom="0in" fo:border="0.5pt solid #000001"/>
    </style:style>
    <style:style style:name="Table3.3" style:family="table-row">
      <style:table-row-properties style:min-row-height="0.575in" fo:keep-together="auto"/>
    </style:style>
    <style:style style:name="Table4" style:family="table">
      <style:table-properties style:width="5.9924in" fo:margin-left="0.1924in" fo:margin-top="0in" fo:margin-bottom="0in" table:align="left" style:writing-mode="lr-tb"/>
    </style:style>
    <style:style style:name="Table4.A" style:family="table-column">
      <style:table-column-properties style:column-width="0.616in"/>
    </style:style>
    <style:style style:name="Table4.B" style:family="table-column">
      <style:table-column-properties style:column-width="2.6444in"/>
    </style:style>
    <style:style style:name="Table4.C" style:family="table-column">
      <style:table-column-properties style:column-width="2.7319in"/>
    </style:style>
    <style:style style:name="Table4.1" style:family="table-row">
      <style:table-row-properties style:min-row-height="0.1757in" fo:keep-together="auto"/>
    </style:style>
    <style:style style:name="Table4.A1" style:family="table-cell">
      <style:table-cell-properties fo:padding-left="0.0785in" fo:padding-right="0.075in" fo:padding-top="0in" fo:padding-bottom="0in" fo:border="0.5pt solid #000001"/>
    </style:style>
    <style:style style:name="Table4.2" style:family="table-row">
      <style:table-row-properties style:min-row-height="0.2681in" fo:keep-together="auto"/>
    </style:style>
    <style:style style:name="Table4.A2" style:family="table-cell">
      <style:table-cell-properties fo:padding-left="0.0785in" fo:padding-right="0.075in" fo:padding-top="0in" fo:padding-bottom="0in" fo:border-left="0.5pt solid #000001" fo:border-right="0.5pt solid #000001" fo:border-top="0.5pt solid #000001" fo:border-bottom="none"/>
    </style:style>
    <style:style style:name="Table4.3" style:family="table-row">
      <style:table-row-properties style:min-row-height="0.3604in" fo:keep-together="auto"/>
    </style:style>
    <style:style style:name="Table4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none"/>
    </style:style>
    <style:style style:name="Table4.C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4.4" style:family="table-row">
      <style:table-row-properties style:min-row-height="0.8104in" fo:keep-together="auto"/>
    </style:style>
    <style:style style:name="Table4.5" style:family="table-row">
      <style:table-row-properties style:min-row-height="1.4528in" fo:keep-together="auto"/>
    </style:style>
    <style:style style:name="Table4.6" style:family="table-row">
      <style:table-row-properties style:min-row-height="0.2181in" fo:keep-together="auto"/>
    </style:style>
    <style:style style:name="Table4.7" style:family="table-row">
      <style:table-row-properties style:min-row-height="0.4965in" fo:keep-together="auto"/>
    </style:style>
    <style:style style:name="Table4.8" style:family="table-row">
      <style:table-row-properties style:min-row-height="0.7375in" fo:keep-together="auto"/>
    </style:style>
    <style:style style:name="Table4.9" style:family="table-row">
      <style:table-row-properties style:min-row-height="0.4444in" fo:keep-together="auto"/>
    </style:style>
    <style:style style:name="Table4.11" style:family="table-row">
      <style:table-row-properties style:min-row-height="0.9854in" fo:keep-together="auto"/>
    </style:style>
    <style:style style:name="Table4.12" style:family="table-row">
      <style:table-row-properties style:min-row-height="1.2292in" fo:keep-together="auto"/>
    </style:style>
    <style:style style:name="Table5" style:family="table">
      <style:table-properties style:width="5.9924in" fo:margin-left="0.1924in" fo:margin-top="0in" fo:margin-bottom="0in" table:align="left" style:writing-mode="lr-tb"/>
    </style:style>
    <style:style style:name="Table5.A" style:family="table-column">
      <style:table-column-properties style:column-width="0.616in"/>
    </style:style>
    <style:style style:name="Table5.B" style:family="table-column">
      <style:table-column-properties style:column-width="2.6444in"/>
    </style:style>
    <style:style style:name="Table5.C" style:family="table-column">
      <style:table-column-properties style:column-width="2.7319in"/>
    </style:style>
    <style:style style:name="Table5.1" style:family="table-row">
      <style:table-row-properties style:min-row-height="0.7028in"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6" style:family="table">
      <style:table-properties style:width="5.9653in" fo:margin-left="0.1924in" fo:margin-top="0in" fo:margin-bottom="0in" table:align="left" style:writing-mode="lr-tb"/>
    </style:style>
    <style:style style:name="Table6.A" style:family="table-column">
      <style:table-column-properties style:column-width="1.575in"/>
    </style:style>
    <style:style style:name="Table6.B" style:family="table-column">
      <style:table-column-properties style:column-width="4.3896in"/>
    </style:style>
    <style:style style:name="Table6.1" style:family="table-row">
      <style:table-row-properties style:min-row-height="0.1757in" fo:keep-together="auto"/>
    </style:style>
    <style:style style:name="Table6.A1" style:family="table-cell">
      <style:table-cell-properties fo:padding-left="0.0785in" fo:padding-right="0.075in" fo:padding-top="0in" fo:padding-bottom="0in" fo:border="0.5pt solid #000001"/>
    </style:style>
    <style:style style:name="Table6.2" style:family="table-row">
      <style:table-row-properties style:min-row-height="0.3611in" fo:keep-together="auto"/>
    </style:style>
    <style:style style:name="Table7" style:family="table">
      <style:table-properties style:width="5.9653in" fo:margin-left="0.1924in" fo:margin-top="0in" fo:margin-bottom="0in" table:align="left" style:writing-mode="lr-tb"/>
    </style:style>
    <style:style style:name="Table7.A" style:family="table-column">
      <style:table-column-properties style:column-width="1.575in"/>
    </style:style>
    <style:style style:name="Table7.B" style:family="table-column">
      <style:table-column-properties style:column-width="4.3896in"/>
    </style:style>
    <style:style style:name="Table7.1" style:family="table-row">
      <style:table-row-properties style:min-row-height="0.8979in"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7.2" style:family="table-row">
      <style:table-row-properties style:min-row-height="1.9826in" fo:keep-together="auto"/>
    </style:style>
    <style:style style:name="Table7.3" style:family="table-row">
      <style:table-row-properties style:min-row-height="1.8181in" fo:keep-together="auto"/>
    </style:style>
    <style:style style:name="Table7.4" style:family="table-row">
      <style:table-row-properties style:min-row-height="1.2597in" fo:keep-together="auto"/>
    </style:style>
    <style:style style:name="Table7.5" style:family="table-row">
      <style:table-row-properties style:min-row-height="1.0847in" fo:keep-together="auto"/>
    </style:style>
    <style:style style:name="P1" style:family="paragraph" style:parent-style-name="Table_20_Paragraph">
      <style:paragraph-properties fo:line-height="0.1752in"/>
    </style:style>
    <style:style style:name="P2" style:family="paragraph" style:parent-style-name="Table_20_Paragraph">
      <style:paragraph-properties fo:line-height="0.178in"/>
    </style:style>
    <style:style style:name="P3" style:family="paragraph" style:parent-style-name="Table_20_Paragraph">
      <style:paragraph-properties fo:line-height="0.1882in"/>
    </style:style>
    <style:style style:name="P4" style:family="paragraph" style:parent-style-name="Table_20_Paragraph" style:list-style-name="WWNum15">
      <style:paragraph-properties fo:line-height="0.1882in">
        <style:tab-stops>
          <style:tab-stop style:position="0.5398in"/>
          <style:tab-stop style:position="0.5402in"/>
        </style:tab-stops>
      </style:paragraph-properties>
    </style:style>
    <style:style style:name="P5" style:family="paragraph" style:parent-style-name="Table_20_Paragraph" style:list-style-name="WWNum14">
      <style:paragraph-properties fo:line-height="0.1882in">
        <style:tab-stops>
          <style:tab-stop style:position="0.5398in"/>
          <style:tab-stop style:position="0.5402in"/>
        </style:tab-stops>
      </style:paragraph-properties>
    </style:style>
    <style:style style:name="P6" style:family="paragraph" style:parent-style-name="Table_20_Paragraph" style:list-style-name="WWNum15">
      <style:paragraph-properties fo:line-height="0.189in">
        <style:tab-stops>
          <style:tab-stop style:position="0.5398in"/>
          <style:tab-stop style:position="0.5402in"/>
        </style:tab-stops>
      </style:paragraph-properties>
    </style:style>
    <style:style style:name="P7" style:family="paragraph" style:parent-style-name="Table_20_Paragraph" style:list-style-name="WWNum14">
      <style:paragraph-properties fo:line-height="0.189in">
        <style:tab-stops>
          <style:tab-stop style:position="0.5398in"/>
          <style:tab-stop style:position="0.5402in"/>
        </style:tab-stops>
      </style:paragraph-properties>
    </style:style>
    <style:style style:name="P8" style:family="paragraph" style:parent-style-name="Table_20_Paragraph" style:list-style-name="WWNum14">
      <style:paragraph-properties fo:line-height="0.1902in">
        <style:tab-stops>
          <style:tab-stop style:position="0.5398in"/>
          <style:tab-stop style:position="0.5402in"/>
        </style:tab-stops>
      </style:paragraph-properties>
    </style:style>
    <style:style style:name="P9" style:family="paragraph" style:parent-style-name="Table_20_Paragraph" style:list-style-name="WWNum11">
      <style:paragraph-properties fo:line-height="0.1902in">
        <style:tab-stops>
          <style:tab-stop style:position="0.5398in"/>
          <style:tab-stop style:position="0.5402in"/>
        </style:tab-stops>
      </style:paragraph-properties>
    </style:style>
    <style:style style:name="P10" style:family="paragraph" style:parent-style-name="Table_20_Paragraph" style:list-style-name="WWNum11">
      <style:paragraph-properties fo:line-height="0.1898in">
        <style:tab-stops>
          <style:tab-stop style:position="0.5398in"/>
          <style:tab-stop style:position="0.5402in"/>
        </style:tab-stops>
      </style:paragraph-properties>
    </style:style>
    <style:style style:name="P11" style:family="paragraph" style:parent-style-name="Table_20_Paragraph" style:list-style-name="WWNum11">
      <style:paragraph-properties fo:line-height="0.1909in">
        <style:tab-stops>
          <style:tab-stop style:position="0.5398in"/>
          <style:tab-stop style:position="0.5402in"/>
        </style:tab-stops>
      </style:paragraph-properties>
    </style:style>
    <style:style style:name="P12" style:family="paragraph" style:parent-style-name="Table_20_Paragraph" style:list-style-name="WWNum10">
      <style:paragraph-properties fo:line-height="0.1736in">
        <style:tab-stops>
          <style:tab-stop style:position="0.3472in"/>
        </style:tab-stops>
      </style:paragraph-properties>
    </style:style>
    <style:style style:name="P13" style:family="paragraph" style:parent-style-name="Table_20_Paragraph" style:list-style-name="WWNum10">
      <style:paragraph-properties fo:line-height="0.1626in">
        <style:tab-stops>
          <style:tab-stop style:position="0.3472in"/>
        </style:tab-stops>
      </style:paragraph-properties>
    </style:style>
    <style:style style:name="P14" style:family="paragraph" style:parent-style-name="Table_20_Paragraph">
      <style:paragraph-properties fo:margin-left="0in" fo:margin-right="0in" fo:margin-top="0.0016in" fo:margin-bottom="0in" loext:contextual-spacing="false" fo:text-indent="0in" style:auto-text-indent="false"/>
      <style:text-properties fo:font-size="9.5pt" fo:font-weight="bold" style:font-size-asian="9.5pt" style:font-weight-asian="bold"/>
    </style:style>
    <style:style style:name="P15" style:family="paragraph" style:parent-style-name="Table_20_Paragraph">
      <style:paragraph-properties fo:margin-left="0in" fo:margin-right="0in" fo:text-indent="0in" style:auto-text-indent="false"/>
      <style:text-properties fo:font-weight="bold" style:font-weight-asian="bold"/>
    </style:style>
    <style:style style:name="P16" style:family="paragraph" style:parent-style-name="Table_20_Paragraph">
      <style:paragraph-properties fo:margin-left="0in" fo:margin-right="0in" fo:text-indent="0in" style:auto-text-indent="false"/>
      <style:text-properties style:font-name="Times New Roman" fo:font-size="10pt" style:font-size-asian="10pt"/>
    </style:style>
    <style:style style:name="P17" style:family="paragraph" style:parent-style-name="Table_20_Paragraph">
      <style:paragraph-properties fo:margin-left="0in" fo:margin-right="0in" fo:margin-top="0.0043in" fo:margin-bottom="0in" loext:contextual-spacing="false" fo:text-indent="0in" style:auto-text-indent="false"/>
      <style:text-properties fo:font-size="8.5pt" fo:font-weight="bold" style:font-size-asian="8.5pt" style:font-weight-asian="bold"/>
    </style:style>
    <style:style style:name="P18" style:family="paragraph" style:parent-style-name="Table_20_Paragraph">
      <style:paragraph-properties fo:margin-left="0in" fo:margin-right="0in" fo:margin-top="0.002in" fo:margin-bottom="0in" loext:contextual-spacing="false" fo:text-indent="0in" style:auto-text-indent="false"/>
      <style:text-properties fo:font-size="12pt" fo:font-weight="bold" style:font-size-asian="12pt" style:font-weight-asian="bold"/>
    </style:style>
    <style:style style:name="P19" style:family="paragraph" style:parent-style-name="Table_20_Paragraph">
      <style:paragraph-properties fo:margin-left="0in" fo:margin-right="0in" fo:margin-top="0.0028in" fo:margin-bottom="0in" loext:contextual-spacing="false" fo:line-height="100%" fo:text-indent="0in" style:auto-text-indent="false"/>
      <style:text-properties fo:font-size="11.5pt" fo:font-weight="bold" style:font-size-asian="11.5pt" style:font-weight-asian="bold"/>
    </style:style>
    <style:style style:name="P20" style:family="paragraph" style:parent-style-name="Table_20_Paragraph">
      <style:paragraph-properties fo:margin-left="0in" fo:margin-right="0in" fo:margin-top="0.0008in" fo:margin-bottom="0in" loext:contextual-spacing="false" fo:line-height="100%" fo:text-indent="0in" style:auto-text-indent="false"/>
      <style:text-properties fo:font-size="12pt" fo:font-weight="bold" style:font-size-asian="12pt" style:font-weight-asian="bold"/>
    </style:style>
    <style:style style:name="P21" style:family="paragraph" style:parent-style-name="Table_20_Paragraph">
      <style:paragraph-properties fo:margin-left="0.4445in" fo:margin-right="0.2181in" fo:text-indent="-0.2083in" style:auto-text-indent="false"/>
    </style:style>
    <style:style style:name="P22" style:family="paragraph" style:parent-style-name="Table_20_Paragraph">
      <style:paragraph-properties fo:margin-left="0.5457in" fo:margin-right="0in" fo:margin-top="0.1075in" fo:margin-bottom="0in" loext:contextual-spacing="false" fo:text-indent="0in" style:auto-text-indent="false"/>
    </style:style>
    <style:style style:name="P23" style:family="paragraph" style:parent-style-name="Table_20_Paragraph">
      <style:paragraph-properties fo:margin-left="0.389in" fo:margin-right="0.3835in" fo:line-height="0.1752in" fo:text-align="center" style:justify-single-word="false" fo:text-indent="0in" style:auto-text-indent="false"/>
    </style:style>
    <style:style style:name="P24" style:family="paragraph" style:parent-style-name="Table_20_Paragraph">
      <style:paragraph-properties fo:margin-left="0.0744in" fo:margin-right="0.1417in" fo:text-indent="0in" style:auto-text-indent="false"/>
    </style:style>
    <style:style style:name="P25" style:family="paragraph" style:parent-style-name="Table_20_Paragraph">
      <style:paragraph-properties fo:margin-left="0.0744in" fo:margin-right="0.3957in" fo:text-indent="0in" style:auto-text-indent="false"/>
    </style:style>
    <style:style style:name="P26" style:family="paragraph" style:parent-style-name="Table_20_Paragraph">
      <style:paragraph-properties fo:margin-left="0.0736in" fo:margin-right="0in" fo:line-height="0.1736in" fo:text-indent="0in" style:auto-text-indent="false"/>
    </style:style>
    <style:style style:name="P27" style:family="paragraph" style:parent-style-name="Table_20_Paragraph">
      <style:paragraph-properties fo:margin-left="0.0736in" fo:margin-right="0.7382in" fo:margin-top="0.0008in" fo:margin-bottom="0in" loext:contextual-spacing="false" fo:line-height="0.1752in" fo:text-indent="0in" style:auto-text-indent="false"/>
    </style:style>
    <style:style style:name="P28" style:family="paragraph" style:parent-style-name="Table_20_Paragraph">
      <style:paragraph-properties fo:margin-left="0.0744in" fo:margin-right="0.1154in" fo:text-indent="0in" style:auto-text-indent="false"/>
    </style:style>
    <style:style style:name="P29" style:family="paragraph" style:parent-style-name="Table_20_Paragraph">
      <style:paragraph-properties fo:margin-left="0.0744in" fo:margin-right="0.3453in" fo:margin-top="0.0016in" fo:margin-bottom="0in" loext:contextual-spacing="false" fo:line-height="0.1752in" fo:text-indent="0in" style:auto-text-indent="false"/>
    </style:style>
    <style:style style:name="P30" style:family="paragraph" style:parent-style-name="Table_20_Paragraph">
      <style:paragraph-properties fo:margin-left="0.0736in" fo:margin-right="0.1783in" fo:text-indent="0in" style:auto-text-indent="false"/>
    </style:style>
    <style:style style:name="P31" style:family="paragraph" style:parent-style-name="Table_20_Paragraph">
      <style:paragraph-properties fo:margin-left="1.0272in" fo:margin-right="1.0236in" fo:line-height="0.178in" fo:text-align="center" style:justify-single-word="false" fo:text-indent="0in" style:auto-text-indent="false"/>
    </style:style>
    <style:style style:name="P32" style:family="paragraph" style:parent-style-name="Table_20_Paragraph">
      <style:paragraph-properties fo:margin-left="0.6575in" fo:margin-right="0in" fo:line-height="0.178in" fo:text-indent="0in" style:auto-text-indent="false"/>
    </style:style>
    <style:style style:name="P33" style:family="paragraph" style:parent-style-name="Table_20_Paragraph">
      <style:paragraph-properties fo:margin-left="0.3244in" fo:margin-right="0in" fo:text-indent="-0.25in" style:auto-text-indent="false"/>
    </style:style>
    <style:style style:name="P34" style:family="paragraph" style:parent-style-name="Table_20_Paragraph">
      <style:paragraph-properties fo:margin-left="0.3244in" fo:margin-right="0in" fo:line-height="0.1811in" fo:text-indent="0in" style:auto-text-indent="false"/>
    </style:style>
    <style:style style:name="P35" style:family="paragraph" style:parent-style-name="Table_20_Paragraph">
      <style:paragraph-properties fo:margin-left="0.048in" fo:margin-right="0in" fo:line-height="0.1626in" fo:text-indent="0in" style:auto-text-indent="false"/>
    </style:style>
    <style:style style:name="P36" style:family="paragraph" style:parent-style-name="Table_20_Paragraph">
      <style:paragraph-properties fo:margin-left="0.048in" fo:margin-right="0in" fo:line-height="0.1736in" fo:text-indent="0in" style:auto-text-indent="false"/>
    </style:style>
    <style:style style:name="P37" style:family="paragraph" style:parent-style-name="Table_20_Paragraph">
      <style:paragraph-properties fo:margin-left="1.1055in" fo:margin-right="1.1035in" fo:line-height="0.1626in" fo:text-align="center" style:justify-single-word="false" fo:text-indent="0in" style:auto-text-indent="false"/>
    </style:style>
    <style:style style:name="P38" style:family="paragraph" style:parent-style-name="Table_20_Paragraph">
      <style:paragraph-properties fo:margin-left="0.9866in" fo:margin-right="0.9799in" fo:line-height="0.1626in" fo:text-align="center" style:justify-single-word="false" fo:text-indent="0in" style:auto-text-indent="false"/>
    </style:style>
    <style:style style:name="P39" style:family="paragraph" style:parent-style-name="Table_20_Paragraph">
      <style:paragraph-properties fo:margin-left="0.2283in" fo:margin-right="0.2252in" fo:line-height="0.1736in" fo:text-align="center" style:justify-single-word="false" fo:text-indent="0in" style:auto-text-indent="false"/>
    </style:style>
    <style:style style:name="P40" style:family="paragraph" style:parent-style-name="Table_20_Paragraph">
      <style:paragraph-properties fo:margin-left="0.0457in" fo:margin-right="0in" fo:text-indent="0in" style:auto-text-indent="false"/>
    </style:style>
    <style:style style:name="P41" style:family="paragraph" style:parent-style-name="Table_20_Paragraph">
      <style:paragraph-properties fo:margin-left="0.0457in" fo:margin-right="0in" fo:line-height="0.1736in" fo:text-indent="0in" style:auto-text-indent="false"/>
    </style:style>
    <style:style style:name="P42" style:family="paragraph" style:parent-style-name="Table_20_Paragraph">
      <style:paragraph-properties fo:margin-left="0.0457in" fo:margin-right="0in" fo:line-height="100%" fo:text-indent="0in" style:auto-text-indent="false"/>
    </style:style>
    <style:style style:name="P43" style:family="paragraph" style:parent-style-name="Table_20_Paragraph">
      <style:paragraph-properties fo:margin-left="0.0457in" fo:margin-right="0in" fo:margin-top="0.0898in" fo:margin-bottom="0in" loext:contextual-spacing="false" fo:text-indent="0in" style:auto-text-indent="false"/>
    </style:style>
    <style:style style:name="P44" style:family="paragraph" style:parent-style-name="Table_20_Paragraph">
      <style:paragraph-properties fo:margin-left="0.0457in" fo:margin-right="0in" fo:margin-top="0.148in" fo:margin-bottom="0in" loext:contextual-spacing="false" fo:text-indent="0in" style:auto-text-indent="false"/>
    </style:style>
    <style:style style:name="P45" style:family="paragraph" style:parent-style-name="Table_20_Paragraph">
      <style:paragraph-properties fo:margin-left="0.0457in" fo:margin-right="0in" fo:margin-top="0.002in" fo:margin-bottom="0in" loext:contextual-spacing="false" fo:line-height="0.1752in" fo:text-indent="0in" style:auto-text-indent="false"/>
    </style:style>
    <style:style style:name="P46" style:family="paragraph" style:parent-style-name="Table_20_Paragraph" style:list-style-name="WWNum15">
      <style:paragraph-properties fo:margin-left="0.298in" fo:margin-right="0.0417in" fo:margin-top="0.002in" fo:margin-bottom="0in" loext:contextual-spacing="false" fo:line-height="98%" fo:text-indent="-0.25in" style:auto-text-indent="false">
        <style:tab-stops>
          <style:tab-stop style:position="0.5398in"/>
          <style:tab-stop style:position="0.5402in"/>
          <style:tab-stop style:position="1.2575in"/>
          <style:tab-stop style:position="1.5839in"/>
          <style:tab-stop style:position="2.5957in"/>
        </style:tab-stops>
      </style:paragraph-properties>
    </style:style>
    <style:style style:name="P47" style:family="paragraph" style:parent-style-name="Table_20_Paragraph">
      <style:paragraph-properties fo:margin-left="0.0457in" fo:margin-right="0.0417in" fo:margin-top="0.0902in" fo:margin-bottom="0in" loext:contextual-spacing="false" fo:text-align="justify" style:justify-single-word="false" fo:text-indent="0in" style:auto-text-indent="false"/>
    </style:style>
    <style:style style:name="P48" style:family="paragraph" style:parent-style-name="Table_20_Paragraph">
      <style:paragraph-properties fo:margin-left="0.0457in" fo:margin-right="0.0417in" fo:margin-top="0.0181in" fo:margin-bottom="0in" loext:contextual-spacing="false" fo:text-align="justify" style:justify-single-word="false" fo:text-indent="0in" style:auto-text-indent="false"/>
    </style:style>
    <style:style style:name="P49" style:family="paragraph" style:parent-style-name="Table_20_Paragraph">
      <style:paragraph-properties fo:margin-left="0.0457in" fo:margin-right="0.9547in" fo:line-height="208%" fo:text-indent="0in" style:auto-text-indent="false"/>
    </style:style>
    <style:style style:name="P50" style:family="paragraph" style:parent-style-name="Table_20_Paragraph">
      <style:paragraph-properties fo:margin-left="0.0457in" fo:margin-right="0.0402in" fo:text-align="justify" style:justify-single-word="false" fo:text-indent="0in" style:auto-text-indent="false"/>
    </style:style>
    <style:style style:name="P51" style:family="paragraph" style:parent-style-name="Table_20_Paragraph" style:list-style-name="WWNum13">
      <style:paragraph-properties fo:margin-top="0.0398in" fo:margin-bottom="0in" loext:contextual-spacing="false">
        <style:tab-stops>
          <style:tab-stop style:position="0.3472in"/>
        </style:tab-stops>
      </style:paragraph-properties>
    </style:style>
    <style:style style:name="P52" style:family="paragraph" style:parent-style-name="Table_20_Paragraph" style:list-style-name="WWNum13">
      <style:paragraph-properties fo:margin-top="0.0827in" fo:margin-bottom="0in" loext:contextual-spacing="false">
        <style:tab-stops>
          <style:tab-stop style:position="0.3472in"/>
        </style:tab-stops>
      </style:paragraph-properties>
    </style:style>
    <style:style style:name="P53" style:family="paragraph" style:parent-style-name="Table_20_Paragraph" style:list-style-name="WWNum12">
      <style:paragraph-properties fo:margin-top="0.0598in" fo:margin-bottom="0in" loext:contextual-spacing="false">
        <style:tab-stops>
          <style:tab-stop style:position="0.3472in"/>
        </style:tab-stops>
      </style:paragraph-properties>
    </style:style>
    <style:style style:name="P54" style:family="paragraph" style:parent-style-name="Table_20_Paragraph" style:list-style-name="WWNum12">
      <style:paragraph-properties fo:margin-top="0.0839in" fo:margin-bottom="0in" loext:contextual-spacing="false">
        <style:tab-stops>
          <style:tab-stop style:position="0.3472in"/>
        </style:tab-stops>
      </style:paragraph-properties>
    </style:style>
    <style:style style:name="P55" style:family="paragraph" style:parent-style-name="Table_20_Paragraph" style:list-style-name="WWNum11">
      <style:paragraph-properties fo:margin-left="0.298in" fo:margin-right="0.0409in" fo:margin-top="0.002in" fo:margin-bottom="0in" loext:contextual-spacing="false" fo:line-height="98%" fo:text-indent="-0.25in" style:auto-text-indent="false">
        <style:tab-stops>
          <style:tab-stop style:position="0.5398in"/>
          <style:tab-stop style:position="0.5402in"/>
          <style:tab-stop style:position="1.589in"/>
          <style:tab-stop style:position="1.9984in"/>
          <style:tab-stop style:position="2.5965in"/>
        </style:tab-stops>
      </style:paragraph-properties>
    </style:style>
    <style:style style:name="P56" style:family="paragraph" style:parent-style-name="Table_20_Paragraph">
      <style:paragraph-properties fo:margin-left="0.0457in" fo:margin-right="0.0425in" fo:margin-top="0.0902in" fo:margin-bottom="0in" loext:contextual-spacing="false" fo:text-align="justify" style:justify-single-word="false" fo:text-indent="0in" style:auto-text-indent="false"/>
    </style:style>
    <style:style style:name="P57" style:family="paragraph" style:parent-style-name="Table_20_Paragraph">
      <style:paragraph-properties fo:margin-left="0.0457in" fo:margin-right="0.0055in" fo:line-height="100%" fo:text-indent="0in" style:auto-text-indent="false"/>
    </style:style>
    <style:style style:name="P58" style:family="paragraph" style:parent-style-name="Table_20_Paragraph" style:list-style-name="WWNum10">
      <style:paragraph-properties fo:margin-top="0.0008in" fo:margin-bottom="0in" loext:contextual-spacing="false" fo:line-height="0.1752in">
        <style:tab-stops>
          <style:tab-stop style:position="0.3472in"/>
        </style:tab-stops>
      </style:paragraph-properties>
    </style:style>
    <style:style style:name="P59" style:family="paragraph" style:parent-style-name="Table_20_Paragraph" style:list-style-name="WWNum10">
      <style:paragraph-properties fo:margin-left="0.048in" fo:margin-right="0.0417in" fo:text-indent="0in" style:auto-text-indent="false">
        <style:tab-stops>
          <style:tab-stop style:position="0.528in"/>
          <style:tab-stop style:position="0.5283in"/>
          <style:tab-stop style:position="1.302in"/>
          <style:tab-stop style:position="1.6102in"/>
        </style:tab-stops>
      </style:paragraph-properties>
    </style:style>
    <style:style style:name="P60" style:family="paragraph" style:parent-style-name="Table_20_Paragraph" style:list-style-name="WWNum10">
      <style:paragraph-properties fo:margin-left="0.048in" fo:margin-right="0.0409in" fo:text-indent="0in" style:auto-text-indent="false">
        <style:tab-stops>
          <style:tab-stop style:position="0.3547in"/>
        </style:tab-stops>
      </style:paragraph-properties>
    </style:style>
    <style:style style:name="P61" style:family="paragraph" style:parent-style-name="Table_20_Paragraph">
      <style:paragraph-properties fo:margin-left="0.5299in" fo:margin-right="0.5256in" fo:line-height="0.1626in" fo:text-align="center" style:justify-single-word="false" fo:text-indent="0in" style:auto-text-indent="false"/>
    </style:style>
    <style:style style:name="P62" style:family="paragraph" style:parent-style-name="Table_20_Paragraph">
      <style:paragraph-properties fo:margin-left="1.8681in" fo:margin-right="1.8665in" fo:line-height="0.1626in" fo:text-align="center" style:justify-single-word="false" fo:text-indent="0in" style:auto-text-indent="false"/>
    </style:style>
    <style:style style:name="P63" style:family="paragraph" style:parent-style-name="Table_20_Paragraph">
      <style:paragraph-properties fo:margin-left="0.0055in" fo:margin-right="0in" fo:line-height="0.1736in" fo:text-align="center" style:justify-single-word="false" fo:text-indent="0in" style:auto-text-indent="false"/>
    </style:style>
    <style:style style:name="P64" style:family="paragraph" style:parent-style-name="Table_20_Paragraph">
      <style:paragraph-properties fo:margin-left="0.0055in" fo:margin-right="0in" fo:line-height="0.172in" fo:text-align="center" style:justify-single-word="false" fo:text-indent="0in" style:auto-text-indent="false"/>
    </style:style>
    <style:style style:name="P65" style:family="paragraph" style:parent-style-name="Table_20_Paragraph" style:list-style-name="WWNum6">
      <style:paragraph-properties fo:margin-left="0.5744in" fo:margin-right="0.0717in" fo:margin-top="0.0102in" fo:margin-bottom="0in" loext:contextual-spacing="false" fo:line-height="0.1764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66" style:family="paragraph" style:parent-style-name="Table_20_Paragraph" style:list-style-name="WWNum5">
      <style:paragraph-properties fo:margin-left="0.5744in" fo:margin-right="0.0693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67" style:family="paragraph" style:parent-style-name="Table_20_Paragraph" style:list-style-name="WWNum5">
      <style:paragraph-properties fo:margin-left="0.5661in" fo:margin-right="0in" fo:line-height="0.1862in" fo:text-indent="-0.2417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68" style:family="paragraph" style:parent-style-name="Table_20_Paragraph" style:list-style-name="WWNum3">
      <style:paragraph-properties fo:margin-left="0.5661in" fo:margin-right="0in" fo:line-height="0.1862in" fo:text-indent="-0.2417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69" style:family="paragraph" style:parent-style-name="Table_20_Paragraph" style:list-style-name="WWNum3">
      <style:paragraph-properties fo:margin-left="0.5661in" fo:margin-right="0in" fo:line-height="0.1854in" fo:text-indent="-0.2417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70" style:family="paragraph" style:parent-style-name="Table_20_Paragraph" style:list-style-name="WWNum1">
      <style:paragraph-properties fo:margin-left="0.5661in" fo:margin-right="0in" fo:line-height="0.1846in" fo:text-indent="-0.2417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71" style:family="paragraph" style:parent-style-name="Table_20_Paragraph">
      <style:paragraph-properties fo:margin-left="0.5744in" fo:margin-right="0.0701in" fo:margin-top="0.0016in" fo:margin-bottom="0in" loext:contextual-spacing="false" fo:line-height="0.1752in" fo:text-indent="0in" style:auto-text-indent="false">
        <style:tab-stops>
          <style:tab-stop style:position="1.472in"/>
          <style:tab-stop style:position="1.8799in"/>
          <style:tab-stop style:position="2.5945in"/>
          <style:tab-stop style:position="3.4626in"/>
          <style:tab-stop style:position="4.2335in"/>
        </style:tab-stops>
      </style:paragraph-properties>
    </style:style>
    <style:style style:name="P72" style:family="paragraph" style:parent-style-name="Table_20_Paragraph" style:list-style-name="WWNum4">
      <style:paragraph-properties fo:margin-left="0.5744in" fo:margin-right="0.4429in" fo:line-height="98%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73" style:family="paragraph" style:parent-style-name="Table_20_Paragraph" style:list-style-name="WWNum4">
      <style:paragraph-properties fo:margin-left="0.5744in" fo:margin-right="0.0791in" fo:margin-top="0.0016in" fo:margin-bottom="0in" loext:contextual-spacing="false" fo:line-height="98%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74" style:family="paragraph" style:parent-style-name="Table_20_Paragraph" style:list-style-name="WWNum4">
      <style:paragraph-properties fo:margin-left="0.5744in" fo:margin-right="0.0882in" fo:margin-top="0.0028in" fo:margin-bottom="0in" loext:contextual-spacing="false" fo:line-height="98%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75" style:family="paragraph" style:parent-style-name="Table_20_Paragraph" style:list-style-name="WWNum4">
      <style:paragraph-properties fo:margin-left="0.5744in" fo:margin-right="0.089in" fo:margin-top="0.002in" fo:margin-bottom="0in" loext:contextual-spacing="false" fo:line-height="98%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76" style:family="paragraph" style:parent-style-name="Table_20_Paragraph" style:list-style-name="WWNum4">
      <style:paragraph-properties fo:margin-left="0.5744in" fo:margin-right="0.352in" fo:margin-top="0.0028in" fo:margin-bottom="0in" loext:contextual-spacing="false" fo:line-height="98%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77" style:family="paragraph" style:parent-style-name="Table_20_Paragraph">
      <style:paragraph-properties fo:margin-left="0.5744in" fo:margin-right="0in" fo:margin-top="0.0016in" fo:margin-bottom="0in" loext:contextual-spacing="false" fo:line-height="0.1626in" fo:text-indent="0in" style:auto-text-indent="false"/>
    </style:style>
    <style:style style:name="P78" style:family="paragraph" style:parent-style-name="Table_20_Paragraph" style:list-style-name="WWNum3">
      <style:paragraph-properties fo:margin-left="0.5744in" fo:margin-right="0.4535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79" style:family="paragraph" style:parent-style-name="Table_20_Paragraph" style:list-style-name="WWNum3">
      <style:paragraph-properties fo:margin-left="0.5744in" fo:margin-right="0.3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80" style:family="paragraph" style:parent-style-name="Table_20_Paragraph" style:list-style-name="WWNum3">
      <style:paragraph-properties fo:margin-left="0.5744in" fo:margin-right="0.7047in" fo:line-height="98%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81" style:family="paragraph" style:parent-style-name="Table_20_Paragraph" style:list-style-name="WWNum3">
      <style:paragraph-properties fo:margin-left="0.5744in" fo:margin-right="0.2634in" fo:margin-top="0.0102in" fo:margin-bottom="0in" loext:contextual-spacing="false" fo:line-height="0.1764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82" style:family="paragraph" style:parent-style-name="Table_20_Paragraph" style:list-style-name="WWNum2">
      <style:paragraph-properties fo:margin-left="0.5744in" fo:margin-right="0.3146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83" style:family="paragraph" style:parent-style-name="Table_20_Paragraph" style:list-style-name="WWNum2">
      <style:paragraph-properties fo:margin-left="0.5744in" fo:margin-right="0.078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84" style:family="paragraph" style:parent-style-name="Table_20_Paragraph" style:list-style-name="WWNum2">
      <style:paragraph-properties fo:margin-left="0.5744in" fo:margin-right="0.248in" fo:margin-top="0.0083in" fo:margin-bottom="0in" loext:contextual-spacing="false" fo:line-height="0.1752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85" style:family="paragraph" style:parent-style-name="Table_20_Paragraph" style:list-style-name="WWNum1">
      <style:paragraph-properties fo:margin-left="0.5744in" fo:margin-right="0.1547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86" style:family="paragraph" style:parent-style-name="Table_20_Paragraph" style:list-style-name="WWNum1">
      <style:paragraph-properties fo:margin-left="0.5744in" fo:margin-right="0.2563in" fo:margin-top="0.0091in" fo:margin-bottom="0in" loext:contextual-spacing="false" fo:line-height="0.178in" fo:text-indent="-0.25in" style:auto-text-indent="false">
        <style:tab-stops>
          <style:tab-stop style:position="0.5661in"/>
          <style:tab-stop style:position="0.5665in"/>
        </style:tab-stops>
      </style:paragraph-properties>
    </style:style>
    <style:style style:name="P87" style:family="paragraph" style:parent-style-name="Heading_20_1" style:list-style-name="WWNum16">
      <style:paragraph-properties>
        <style:tab-stops>
          <style:tab-stop style:position="0.3209in"/>
        </style:tab-stops>
      </style:paragraph-properties>
    </style:style>
    <style:style style:name="P88" style:family="paragraph" style:parent-style-name="Heading_20_1" style:list-style-name="WWNum16">
      <style:paragraph-properties fo:margin-top="0.0445in" fo:margin-bottom="0in" loext:contextual-spacing="false">
        <style:tab-stops>
          <style:tab-stop style:position="0.3209in"/>
        </style:tab-stops>
      </style:paragraph-properties>
    </style:style>
    <style:style style:name="P89" style:family="paragraph" style:parent-style-name="Heading_20_1" style:list-style-name="WWNum16">
      <style:paragraph-properties fo:margin-top="0.0008in" fo:margin-bottom="0in" loext:contextual-spacing="false">
        <style:tab-stops>
          <style:tab-stop style:position="0.3209in"/>
        </style:tab-stops>
      </style:paragraph-properties>
    </style:style>
    <style:style style:name="P90" style:family="paragraph" style:parent-style-name="Heading_20_1" style:list-style-name="WWNum16">
      <style:paragraph-properties fo:margin-top="0.128in" fo:margin-bottom="0in" loext:contextual-spacing="false">
        <style:tab-stops>
          <style:tab-stop style:position="0.3209in"/>
        </style:tab-stops>
      </style:paragraph-properties>
    </style:style>
    <style:style style:name="P91" style:family="paragraph" style:parent-style-name="List_20_Paragraph" style:list-style-name="WWNum16">
      <style:paragraph-properties>
        <style:tab-stops>
          <style:tab-stop style:position="0.3209in"/>
        </style:tab-stops>
      </style:paragraph-properties>
    </style:style>
    <style:style style:name="P92" style:family="paragraph" style:parent-style-name="List_20_Paragraph" style:list-style-name="WWNum16">
      <style:paragraph-properties fo:line-height="0.1862in">
        <style:tab-stops>
          <style:tab-stop style:position="1.3201in"/>
          <style:tab-stop style:position="1.3209in"/>
        </style:tab-stops>
      </style:paragraph-properties>
    </style:style>
    <style:style style:name="P93" style:family="paragraph" style:parent-style-name="List_20_Paragraph" style:list-style-name="WWNum16">
      <style:paragraph-properties fo:line-height="0.1866in">
        <style:tab-stops>
          <style:tab-stop style:position="1.3201in"/>
          <style:tab-stop style:position="1.3209in"/>
        </style:tab-stops>
      </style:paragraph-properties>
    </style:style>
    <style:style style:name="P94" style:family="paragraph" style:parent-style-name="List_20_Paragraph" style:list-style-name="WWNum8">
      <style:paragraph-properties fo:line-height="0.1752in">
        <style:tab-stops>
          <style:tab-stop style:position="1.0543in"/>
        </style:tab-stops>
      </style:paragraph-properties>
    </style:style>
    <style:style style:name="P95" style:family="paragraph" style:parent-style-name="List_20_Paragraph" style:list-style-name="WWNum7">
      <style:paragraph-properties fo:line-height="0.1752in">
        <style:tab-stops>
          <style:tab-stop style:position="1.0543in"/>
        </style:tab-stops>
      </style:paragraph-properties>
    </style:style>
    <style:style style:name="P96" style:family="paragraph" style:parent-style-name="List_20_Paragraph" style:list-style-name="WWNum16">
      <style:paragraph-properties fo:margin-top="0.0445in" fo:margin-bottom="0in" loext:contextual-spacing="false">
        <style:tab-stops>
          <style:tab-stop style:position="0.3209in"/>
        </style:tab-stops>
      </style:paragraph-properties>
    </style:style>
    <style:style style:name="P97" style:family="paragraph" style:parent-style-name="List_20_Paragraph" style:list-style-name="WWNum16">
      <style:paragraph-properties fo:margin-top="0.0008in" fo:margin-bottom="0in" loext:contextual-spacing="false" fo:line-height="0.1862in">
        <style:tab-stops>
          <style:tab-stop style:position="1.3201in"/>
          <style:tab-stop style:position="1.3209in"/>
        </style:tab-stops>
      </style:paragraph-properties>
    </style:style>
    <style:style style:name="P98" style:family="paragraph" style:parent-style-name="List_20_Paragraph" style:list-style-name="WWNum8">
      <style:paragraph-properties fo:margin-top="0.0008in" fo:margin-bottom="0in" loext:contextual-spacing="false">
        <style:tab-stops>
          <style:tab-stop style:position="1.0543in"/>
        </style:tab-stops>
      </style:paragraph-properties>
    </style:style>
    <style:style style:name="P99" style:family="paragraph" style:parent-style-name="List_20_Paragraph" style:list-style-name="WWNum7">
      <style:paragraph-properties fo:margin-top="0.0008in" fo:margin-bottom="0in" loext:contextual-spacing="false" fo:line-height="0.1752in">
        <style:tab-stops>
          <style:tab-stop style:position="1.0543in"/>
        </style:tab-stops>
      </style:paragraph-properties>
    </style:style>
    <style:style style:name="P100" style:family="paragraph" style:parent-style-name="List_20_Paragraph" style:list-style-name="WWNum16">
      <style:paragraph-properties fo:margin-left="1.5709in" fo:margin-right="0in" fo:line-height="0.1819in" fo:text-indent="-0.25in" style:auto-text-indent="false">
        <style:tab-stops>
          <style:tab-stop style:position="1.5709in"/>
          <style:tab-stop style:position="1.5717in"/>
        </style:tab-stops>
      </style:paragraph-properties>
    </style:style>
    <style:style style:name="P101" style:family="paragraph" style:parent-style-name="List_20_Paragraph" style:list-style-name="WWNum16">
      <style:paragraph-properties fo:margin-left="1.5709in" fo:margin-right="0in" fo:line-height="0.1756in" fo:text-indent="-0.25in" style:auto-text-indent="false">
        <style:tab-stops>
          <style:tab-stop style:position="1.5709in"/>
          <style:tab-stop style:position="1.5717in"/>
        </style:tab-stops>
      </style:paragraph-properties>
    </style:style>
    <style:style style:name="P102" style:family="paragraph" style:parent-style-name="List_20_Paragraph" style:list-style-name="WWNum16">
      <style:paragraph-properties fo:margin-left="1.5709in" fo:margin-right="0in" fo:line-height="0.1835in" fo:text-indent="-0.25in" style:auto-text-indent="false">
        <style:tab-stops>
          <style:tab-stop style:position="1.5709in"/>
          <style:tab-stop style:position="1.5717in"/>
        </style:tab-stops>
      </style:paragraph-properties>
    </style:style>
    <style:style style:name="P103" style:family="paragraph" style:parent-style-name="List_20_Paragraph" style:list-style-name="WWNum9">
      <style:paragraph-properties fo:margin-left="0.9902in" fo:margin-right="0in" fo:line-height="0.1752in" fo:text-indent="-0.1693in" style:auto-text-indent="false">
        <style:tab-stops>
          <style:tab-stop style:position="0.9909in"/>
        </style:tab-stops>
      </style:paragraph-properties>
    </style:style>
    <style:style style:name="P104" style:family="paragraph" style:parent-style-name="Standard">
      <style:text-properties fo:font-size="1pt" style:font-size-asian="1pt" style:font-size-complex="1pt"/>
    </style:style>
    <style:style style:name="P105" style:family="paragraph" style:parent-style-name="Text_20_body">
      <style:text-properties style:font-name="Times New Roman" fo:font-size="10pt" style:font-size-asian="10pt"/>
    </style:style>
    <style:style style:name="P106" style:family="paragraph" style:parent-style-name="Text_20_body">
      <style:text-properties fo:font-weight="bold" style:font-weight-asian="bold"/>
    </style:style>
    <style:style style:name="P107" style:family="paragraph" style:parent-style-name="Text_20_body">
      <style:text-properties style:use-window-font-color="true"/>
    </style:style>
    <style:style style:name="P108" style:family="paragraph" style:parent-style-name="Text_20_body">
      <style:text-properties fo:font-size="9.5pt" fo:font-weight="bold" style:font-size-asian="9.5pt" style:font-weight-asian="bold"/>
    </style:style>
    <style:style style:name="P109" style:family="paragraph" style:parent-style-name="Text_20_body">
      <style:text-properties fo:font-size="10pt" fo:font-weight="bold" style:font-size-asian="10pt" style:font-weight-asian="bold"/>
    </style:style>
    <style:style style:name="P110" style:family="paragraph" style:parent-style-name="Text_20_body">
      <style:paragraph-properties fo:line-height="5%"/>
      <style:text-properties fo:font-size="10pt" style:font-size-asian="10pt"/>
    </style:style>
    <style:style style:name="P111" style:family="paragraph" style:parent-style-name="Text_20_body">
      <style:text-properties fo:font-size="12pt" style:font-size-asian="12pt"/>
    </style:style>
    <style:style style:name="P112" style:family="paragraph" style:parent-style-name="Text_20_body">
      <style:text-properties fo:font-size="13pt" style:font-size-asian="13pt"/>
    </style:style>
    <style:style style:name="P113" style:family="paragraph" style:parent-style-name="Text_20_body">
      <style:paragraph-properties fo:margin-top="0.0063in" fo:margin-bottom="0in" loext:contextual-spacing="false"/>
      <style:text-properties style:font-name="Times New Roman" fo:font-size="6pt" style:font-size-asian="6pt"/>
    </style:style>
    <style:style style:name="P114" style:family="paragraph" style:parent-style-name="Text_20_body">
      <style:paragraph-properties fo:margin-top="0.0063in" fo:margin-bottom="0in" loext:contextual-spacing="false"/>
      <style:text-properties fo:font-size="9.5pt" style:font-size-asian="9.5pt"/>
    </style:style>
    <style:style style:name="P115" style:family="paragraph" style:parent-style-name="Text_20_body">
      <style:paragraph-properties fo:margin-top="0.0071in" fo:margin-bottom="0in" loext:contextual-spacing="false"/>
      <style:text-properties style:font-name="Times New Roman" fo:font-size="14.5pt" style:font-size-asian="14.5pt"/>
    </style:style>
    <style:style style:name="P116" style:family="paragraph" style:parent-style-name="Text_20_body">
      <style:paragraph-properties fo:margin-top="0.0071in" fo:margin-bottom="0in" loext:contextual-spacing="false"/>
      <style:text-properties fo:font-size="10.5pt" style:font-size-asian="10.5pt"/>
    </style:style>
    <style:style style:name="P117" style:family="paragraph" style:parent-style-name="Text_20_body">
      <style:paragraph-properties fo:margin-left="0.7209in" fo:margin-right="0in" fo:margin-top="0.0016in" fo:margin-bottom="0in" loext:contextual-spacing="false" fo:text-indent="0in" style:auto-text-indent="false"/>
    </style:style>
    <style:style style:name="P118" style:family="paragraph" style:parent-style-name="Text_20_body">
      <style:paragraph-properties fo:margin-top="0.0075in" fo:margin-bottom="0in" loext:contextual-spacing="false"/>
      <style:text-properties style:font-name="Times New Roman" fo:font-size="10pt" style:font-size-asian="10pt"/>
    </style:style>
    <style:style style:name="P119" style:family="paragraph" style:parent-style-name="Text_20_body">
      <style:paragraph-properties fo:margin-top="0.0075in" fo:margin-bottom="0in" loext:contextual-spacing="false"/>
      <style:text-properties fo:font-size="7.5pt" fo:font-weight="bold" style:font-size-asian="7.5pt" style:font-weight-asian="bold"/>
    </style:style>
    <style:style style:name="P120" style:family="paragraph" style:parent-style-name="Text_20_body">
      <style:paragraph-properties fo:margin-left="1.4945in" fo:margin-right="0.7854in" fo:text-indent="-0.7102in" style:auto-text-indent="false"/>
    </style:style>
    <style:style style:name="P121" style:family="paragraph" style:parent-style-name="Text_20_body">
      <style:paragraph-properties fo:margin-left="1.8146in" fo:margin-right="1.8154in" fo:line-height="0.1744in" fo:text-align="center" style:justify-single-word="false" fo:text-indent="0in" style:auto-text-indent="false"/>
    </style:style>
    <style:style style:name="P122" style:family="paragraph" style:parent-style-name="Text_20_body">
      <style:paragraph-properties fo:margin-left="0.4437in" fo:margin-right="0in" fo:text-indent="0in" style:auto-text-indent="false"/>
    </style:style>
    <style:style style:name="P123" style:family="paragraph" style:parent-style-name="Text_20_body">
      <style:paragraph-properties fo:margin-top="0.0016in" fo:margin-bottom="0in" loext:contextual-spacing="false"/>
      <style:text-properties style:font-name="Times New Roman" fo:font-size="5pt" style:font-size-asian="5pt"/>
    </style:style>
    <style:style style:name="P124" style:family="paragraph" style:parent-style-name="Text_20_body">
      <style:paragraph-properties fo:margin-top="0.0016in" fo:margin-bottom="0in" loext:contextual-spacing="false"/>
      <style:text-properties fo:font-weight="bold" style:font-weight-asian="bold"/>
    </style:style>
    <style:style style:name="P125" style:family="paragraph" style:parent-style-name="Text_20_body">
      <style:paragraph-properties fo:margin-top="0.0035in" fo:margin-bottom="0in" loext:contextual-spacing="false"/>
      <style:text-properties fo:font-weight="bold" style:font-weight-asian="bold"/>
    </style:style>
    <style:style style:name="P126" style:family="paragraph" style:parent-style-name="Text_20_body" style:master-page-name="Converted2">
      <style:paragraph-properties fo:margin-top="0.0035in" fo:margin-bottom="0in" loext:contextual-spacing="false" style:page-number="auto"/>
      <style:text-properties fo:font-size="3.5pt" fo:font-weight="bold" style:font-size-asian="3.5pt" style:font-weight-asian="bold"/>
    </style:style>
    <style:style style:name="P127" style:family="paragraph" style:parent-style-name="Text_20_body" style:master-page-name="Converted3">
      <style:paragraph-properties fo:margin-top="0.0035in" fo:margin-bottom="0in" loext:contextual-spacing="false" style:page-number="auto"/>
      <style:text-properties fo:font-size="3.5pt" fo:font-weight="bold" style:font-size-asian="3.5pt" style:font-weight-asian="bold"/>
    </style:style>
    <style:style style:name="P128" style:family="paragraph" style:parent-style-name="Text_20_body">
      <style:paragraph-properties fo:margin-top="0.0047in" fo:margin-bottom="0in" loext:contextual-spacing="false"/>
      <style:text-properties fo:font-size="10.5pt" fo:font-weight="bold" style:font-size-asian="10.5pt" style:font-weight-asian="bold"/>
    </style:style>
    <style:style style:name="P129" style:family="paragraph" style:parent-style-name="Text_20_body">
      <style:paragraph-properties fo:margin-top="0.002in" fo:margin-bottom="0in" loext:contextual-spacing="false"/>
      <style:text-properties fo:font-size="10pt" fo:font-weight="bold" style:font-size-asian="10pt" style:font-weight-asian="bold"/>
    </style:style>
    <style:style style:name="P130" style:family="paragraph" style:parent-style-name="Text_20_body">
      <style:paragraph-properties fo:margin-top="0.002in" fo:margin-bottom="0in" loext:contextual-spacing="false"/>
      <style:text-properties fo:font-weight="bold" style:font-weight-asian="bold"/>
    </style:style>
    <style:style style:name="P131" style:family="paragraph" style:parent-style-name="Text_20_body">
      <style:paragraph-properties fo:margin-top="0.002in" fo:margin-bottom="0in" loext:contextual-spacing="false"/>
      <style:text-properties fo:font-size="10.5pt" fo:font-weight="bold" style:font-size-asian="10.5pt" style:font-weight-asian="bold"/>
    </style:style>
    <style:style style:name="P132" style:family="paragraph" style:parent-style-name="Text_20_body">
      <style:paragraph-properties fo:margin-left="0.5626in" fo:margin-right="0.2201in" fo:text-indent="0in" style:auto-text-indent="false"/>
      <style:text-properties officeooo:rsid="001b45a5" officeooo:paragraph-rsid="001b45a5"/>
    </style:style>
    <style:style style:name="P133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134" style:family="paragraph" style:parent-style-name="Text_20_body" style:master-page-name="Converted1">
      <style:paragraph-properties fo:margin-left="0.6689in" fo:margin-right="0.1516in" fo:margin-top="0.0575in" fo:margin-bottom="0in" loext:contextual-spacing="false" fo:text-align="justify" style:justify-single-word="false" fo:text-indent="0in" style:auto-text-indent="false" style:page-number="auto"/>
    </style:style>
    <style:style style:name="P135" style:family="paragraph" style:parent-style-name="Text_20_body">
      <style:paragraph-properties fo:margin-top="0.0055in" fo:margin-bottom="0in" loext:contextual-spacing="false"/>
      <style:text-properties fo:font-size="9.5pt" style:font-size-asian="9.5pt"/>
    </style:style>
    <style:style style:name="P136" style:family="paragraph" style:parent-style-name="Text_20_body">
      <style:paragraph-properties fo:margin-left="0.5701in" fo:margin-right="0.6543in" fo:text-indent="0in" style:auto-text-indent="false"/>
    </style:style>
    <style:style style:name="P137" style:family="paragraph" style:parent-style-name="Text_20_body">
      <style:paragraph-properties fo:margin-left="0.5701in" fo:margin-right="0.2382in" fo:margin-top="0.0008in" fo:margin-bottom="0in" loext:contextual-spacing="false" fo:text-indent="0in" style:auto-text-indent="false"/>
    </style:style>
    <style:style style:name="P138" style:family="paragraph" style:parent-style-name="Text_20_body">
      <style:paragraph-properties fo:margin-left="0.5701in" fo:margin-right="0in" fo:margin-top="0.0008in" fo:margin-bottom="0in" loext:contextual-spacing="false" fo:text-indent="0in" style:auto-text-indent="false"/>
    </style:style>
    <style:style style:name="P139" style:family="paragraph" style:parent-style-name="Text_20_body">
      <style:paragraph-properties fo:margin-left="0.5701in" fo:margin-right="0in" fo:line-height="0.1583in" fo:text-indent="0in" style:auto-text-indent="false"/>
    </style:style>
    <style:style style:name="P140" style:family="paragraph" style:parent-style-name="Text_20_body">
      <style:paragraph-properties fo:margin-top="0.0008in" fo:margin-bottom="0in" loext:contextual-spacing="false"/>
      <style:text-properties fo:font-size="9pt" fo:font-weight="bold" style:font-size-asian="9pt" style:font-weight-asian="bold"/>
    </style:style>
    <style:style style:name="P141" style:family="paragraph" style:parent-style-name="Frame_20_contents">
      <style:paragraph-properties fo:margin-left="1.0228in" fo:margin-right="0in" fo:text-indent="0in" style:auto-text-indent="false"/>
    </style:style>
    <style:style style:name="P142" style:family="paragraph" style:parent-style-name="Frame_20_contents">
      <style:paragraph-properties fo:margin-left="0.0138in" fo:margin-right="0in" fo:margin-top="0.0102in" fo:margin-bottom="0in" loext:contextual-spacing="false" fo:text-indent="0in" style:auto-text-indent="false"/>
      <style:text-properties style:use-window-font-color="true"/>
    </style:style>
    <style:style style:name="P143" style:family="paragraph" style:parent-style-name="Frame_20_contents">
      <style:paragraph-properties fo:margin-left="0.0138in" fo:margin-right="0in" fo:margin-top="0.0102in" fo:margin-bottom="0in" loext:contextual-spacing="false" fo:text-indent="0in" style:auto-text-indent="false"/>
      <style:text-properties style:use-window-font-color="true" fo:font-size="8pt" style:font-size-asian="8pt"/>
    </style:style>
    <style:style style:name="P144" style:family="paragraph" style:parent-style-name="Frame_20_contents">
      <style:paragraph-properties fo:margin-left="1.1402in" fo:margin-right="0in" fo:margin-top="0.0008in" fo:margin-bottom="0in" loext:contextual-spacing="false" fo:text-indent="0in" style:auto-text-indent="false"/>
      <style:text-properties style:use-window-font-color="true"/>
    </style:style>
    <style:style style:name="P145" style:family="paragraph" style:parent-style-name="Frame_20_contents">
      <style:paragraph-properties fo:margin-left="0.028in" fo:margin-right="0in" fo:margin-top="0.0071in" fo:margin-bottom="0in" loext:contextual-spacing="false" fo:text-indent="0in" style:auto-text-indent="false"/>
      <style:text-properties style:use-window-font-color="true"/>
    </style:style>
    <style:style style:name="P1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2060" fo:font-weight="bold" style:font-weight-asian="bold"/>
    </style:style>
    <style:style style:name="T2" style:family="text">
      <style:text-properties fo:color="#002060" fo:font-weight="bold" officeooo:rsid="001b45a5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etter-spacing="0.0402in"/>
    </style:style>
    <style:style style:name="T5" style:family="text">
      <style:text-properties fo:letter-spacing="-0.002in"/>
    </style:style>
    <style:style style:name="T6" style:family="text">
      <style:text-properties fo:letter-spacing="-0.002in" fo:font-weight="bold" style:font-weight-asian="bold"/>
    </style:style>
    <style:style style:name="T7" style:family="text">
      <style:text-properties style:font-name="Times New Roman" fo:font-size="10pt" style:font-size-asian="10pt"/>
    </style:style>
    <style:style style:name="T8" style:family="text">
      <style:text-properties fo:letter-spacing="-0.0028in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letter-spacing="-0.0035in"/>
    </style:style>
    <style:style style:name="T11" style:family="text">
      <style:text-properties fo:letter-spacing="-0.0035in" fo:font-weight="bold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etter-spacing="-0.0008in" style:font-size-asian="12pt"/>
    </style:style>
    <style:style style:name="T14" style:family="text">
      <style:text-properties fo:letter-spacing="-0.0008in"/>
    </style:style>
    <style:style style:name="T15" style:family="text">
      <style:text-properties fo:font-size="8pt" style:font-size-asian="8pt"/>
    </style:style>
    <style:style style:name="T16" style:family="text">
      <style:text-properties fo:font-size="8pt" fo:letter-spacing="-0.0181in" style:font-size-asian="8pt"/>
    </style:style>
    <style:style style:name="T17" style:family="text">
      <style:text-properties fo:font-size="8pt" fo:letter-spacing="-0.0146in" style:font-size-asian="8pt"/>
    </style:style>
    <style:style style:name="T18" style:family="text">
      <style:text-properties fo:letter-spacing="-0.0118in"/>
    </style:style>
    <style:style style:name="T19" style:family="text">
      <style:text-properties fo:letter-spacing="-0.0016in"/>
    </style:style>
    <style:style style:name="T20" style:family="text">
      <style:text-properties fo:letter-spacing="-0.0043in"/>
    </style:style>
    <style:style style:name="T21" style:family="text">
      <style:text-properties fo:letter-spacing="-0.0043in" fo:font-weight="bold" style:font-weight-asian="bold"/>
    </style:style>
    <style:style style:name="T22" style:family="text">
      <style:text-properties fo:letter-spacing="-0.0098in"/>
    </style:style>
    <style:style style:name="T23" style:family="text">
      <style:text-properties fo:letter-spacing="-0.0083in"/>
    </style:style>
    <style:style style:name="T24" style:family="text">
      <style:text-properties fo:letter-spacing="-0.0047in"/>
    </style:style>
    <style:style style:name="T25" style:family="text">
      <style:text-properties fo:language="en" fo:country="US"/>
    </style:style>
    <style:style style:name="T26" style:family="text">
      <style:text-properties fo:letter-spacing="-0.0091in"/>
    </style:style>
    <style:style style:name="T27" style:family="text">
      <style:text-properties fo:letter-spacing="-0.0209in"/>
    </style:style>
    <style:style style:name="T28" style:family="text">
      <style:text-properties fo:letter-spacing="0.0283in"/>
    </style:style>
    <style:style style:name="T29" style:family="text">
      <style:text-properties fo:letter-spacing="0.0291in"/>
    </style:style>
    <style:style style:name="T30" style:family="text">
      <style:text-properties fo:letter-spacing="0.028in"/>
    </style:style>
    <style:style style:name="T31" style:family="text">
      <style:text-properties fo:letter-spacing="0.0299in"/>
    </style:style>
    <style:style style:name="T32" style:family="text">
      <style:text-properties fo:letter-spacing="-0.0189in"/>
    </style:style>
    <style:style style:name="T33" style:family="text">
      <style:text-properties fo:letter-spacing="-0.0244in"/>
    </style:style>
    <style:style style:name="T34" style:family="text">
      <style:text-properties fo:letter-spacing="-0.0201in"/>
    </style:style>
    <style:style style:name="T35" style:family="text">
      <style:text-properties fo:letter-spacing="-0.0217in"/>
    </style:style>
    <style:style style:name="T36" style:family="text">
      <style:text-properties fo:letter-spacing="-0.0075in"/>
    </style:style>
    <style:style style:name="T37" style:family="text">
      <style:text-properties officeooo:rsid="001b45a5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9862in" fo:min-width="3.1252in" fo:padding-top="0in" fo:padding-bottom="0in" fo:padding-left="0in" fo:padding-right="0in" fo:wrap-option="wrap" fo:margin-left="0.0016in" fo:margin-right="0in" fo:margin-top="0.002in" fo:margin-bottom="0.002in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9862in" fo:min-width="2.3071in" fo:padding-top="0in" fo:padding-bottom="0in" fo:padding-left="0in" fo:padding-right="0in" fo:wrap-option="wrap" fo:margin-left="0.0008in" fo:margin-right="0in" fo:margin-top="0.002in" fo:margin-bottom="0.002in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098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154in" fo:margin-right="0.0102in" fo:margin-top="0.0146in" fo:margin-bottom="0.0063in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2819in" fo:min-width="3.1193in" fo:padding-top="0in" fo:padding-bottom="0in" fo:padding-left="0in" fo:padding-right="0in" fo:wrap-option="wrap" fo:margin-left="0.1252in" fo:margin-right="0.1252in" fo:margin-top="0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 style:parent-style-name="Frame">
      <style:graphic-properties draw:stroke="none" svg:stroke-width="0in" draw:fill="none" draw:textarea-vertical-align="top" draw:auto-grow-height="false" fo:min-height="0.2134in" fo:min-width="0.2228in" fo:padding-top="0in" fo:padding-bottom="0in" fo:padding-left="0in" fo:padding-right="0in" fo:wrap-option="wrap" fo:margin-left="0.1291in" fo:margin-right="0.128in" fo:margin-top="0.002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0.1535in" fo:min-width="1.6228in" fo:padding-top="0in" fo:padding-bottom="0in" fo:padding-left="0in" fo:padding-right="0in" fo:wrap-option="wrap" fo:margin-left="0.1252in" fo:margin-right="0.1252in" fo:margin-top="0.0016in" fo:margin-bottom="0.002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 style:parent-style-name="Frame">
      <style:graphic-properties draw:stroke="solid" svg:stroke-width="0.0209in" svg:stroke-color="#000000" draw:stroke-linejoin="miter" draw:fill="none" draw:textarea-vertical-align="top" draw:auto-grow-height="false" fo:min-height="1.4791in" fo:min-width="5.5083in" fo:padding-top="0in" fo:padding-bottom="0in" fo:padding-left="0in" fo:padding-right="0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33"/>
        <text:p text:style-name="P105"/>
        <text:p text:style-name="P113"/>
        <text:p text:style-name="P122"><draw:custom-shape text:anchor-type="as-char" svg:y="0in" draw:z-index="6" draw:style-name="gr7" draw:text-style-name="P146" svg:width="5.5079in" svg:height="1.4787in"><text:p text:style-name="P115"/><text:p text:style-name="P141">Nombre de la asignatura: <text:span text:style-name="T2">Mínería de datos</text:span></text:p><text:p text:style-name="P117">Línea de trabajo: <text:span text:style-name="T37">Inteligencia Artificial</text:span></text:p><text:p text:style-name="P118"/><text:p text:style-name="P120">Tiempo de dedicación del estudiante a las actividades de: DOC-TIS-TPS-HRSTOT-CREDITOS</text:p><text:p text:style-name="P121">(48 - 20 <text:s/>- <text:s/>100 <text:s/>- <text:s/>168 <text:s/>-<text:span text:style-name="T4"> </text:span><text:span text:style-name="T5">6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23"/>
        <text:list xml:id="list5053162852268595026" text:style-name="WWNum16">
          <text:list-item>
            <text:h text:style-name="P88" text:outline-level="1">Historial de la<text:span text:style-name="T8"> </text:span>asignatura</text:h>
          </text:list-item>
        </text:list>
        <text:p text:style-name="P125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4"/>
              <text:p text:style-name="P21"><text:span text:style-name="T3">Fecha de revisión / actualización</text:span></text:p>
            </table:table-cell>
            <table:table-cell table:style-name="Table1.A1" office:value-type="string">
              <text:p text:style-name="P15"/>
              <text:p text:style-name="P22"><text:span text:style-name="T3">Participantes</text:span></text:p>
            </table:table-cell>
            <table:table-cell table:style-name="Table1.A1" office:value-type="string">
              <text:p text:style-name="P17"/>
              <text:p text:style-name="P23"><text:span text:style-name="T9">Observaciones </text:span><text:span text:style-name="T3">(cambios y justificación)</text:span></text:p>
            </table:table-cell>
          </table:table-row>
          <table:table-row table:style-name="Table1.2">
            <table:table-cell table:style-name="Table1.A1" office:value-type="string">
              <text:p text:style-name="P24">Instituto Tecnológico de Mexicali</text:p>
              <text:p text:style-name="Table_20_Paragraph">5 a 9 de marzo 2018</text:p>
            </table:table-cell>
            <table:table-cell table:style-name="Table1.A1" office:value-type="string">
              <text:p text:style-name="P25">Profesoras y profesores del Tecnológico Nacional de México/IT de Mexicali</text:p>
            </table:table-cell>
            <table:table-cell table:style-name="Table1.A1" office:value-type="string">
              <text:p text:style-name="P26">Propuesta Preliminar</text:p>
              <text:p text:style-name="P18"/>
              <text:p text:style-name="P27">Análisis y actualización del contenido sintético de la asignatura</text:p>
            </table:table-cell>
          </table:table-row>
          <table:table-row table:style-name="Table1.3">
            <table:table-cell table:style-name="Table1.A1" office:value-type="string">
              <text:p text:style-name="P24">Instituto Tecnológico de Mexicali</text:p>
              <text:p text:style-name="P1">Fecha del 21 al 25 de</text:p>
              <text:p text:style-name="P1">Mayo de 2018</text:p>
            </table:table-cell>
            <table:table-cell table:style-name="Table1.A1" office:value-type="string">
              <text:p text:style-name="P28">Consejo de Posgrado de la Maestría en Sistemas Computacionales del</text:p>
              <text:p text:style-name="P29">Instituto Tecn<text:bookmark text:name="_GoBack"/>ológico de Mexicali</text:p>
            </table:table-cell>
            <table:table-cell table:style-name="Table1.A1" office:value-type="string">
              <text:p text:style-name="P30">Análisis y conformación de la asignatura</text:p>
            </table:table-cell>
          </table:table-row>
        </table:table>
        <text:p text:style-name="P106"/>
        <text:p text:style-name="P128"/>
        <text:list xml:id="list85938527148694" text:continue-numbering="true" text:style-name="WWNum16">
          <text:list-item>
            <text:p text:style-name="P91"><text:span text:style-name="T3">Pre-requisitos y</text:span><text:span text:style-name="T11"> </text:span><text:span text:style-name="T3">correquisitos.</text:span></text:p>
          </text:list-item>
        </text:list>
        <text:p text:style-name="P108"><draw:custom-shape text:anchor-type="paragraph" draw:z-index="0" draw:name="Text Box 4" draw:style-name="gr1" draw:text-style-name="P146" svg:width="3.1248in" svg:height="0.9858in" svg:x="1.5953in" svg:y="0.1791in"><loext:table table:name="Table2" table:style-name="Table2"><loext:table-column table:style-name="Table2.A"/><loext:table-column table:style-name="Table2.B"/><loext:table-row table:style-name="Table2.1"><loext:table-cell table:style-name="Table2.A1" table:number-columns-spanned="2" office:value-type="string"><text:p text:style-name="P31"><text:span text:style-name="T12">Prerrequisitos</text:span></text:p></loext:table-cell><loext:covered-table-cell/></loext:table-row><loext:table-row table:style-name="Table2.1"><loext:table-cell table:style-name="Table2.A1" office:value-type="string"><text:p text:style-name="P2"><text:span text:style-name="T12">Asignatura</text:span></text:p></loext:table-cell><loext:table-cell table:style-name="Table2.A1" office:value-type="string"><text:p text:style-name="P2"><text:span text:style-name="T12">Temas</text:span></text:p></loext:table-cell></loext:table-row><loext:table-row table:style-name="Table2.3"><loext:table-cell table:style-name="Table2.A1" office:value-type="string"><text:p text:style-name="P16"/></loext:table-cell><loext:table-cell table:style-name="Table2.A1" office:value-type="string"><text:p text:style-name="P3"><text:span text:style-name="T12">1.</text:span></text:p></loext:table-cell></loext:table-row></loext:table><text:p text:style-name="P10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3" draw:style-name="gr2" draw:text-style-name="P146" svg:width="2.3067in" svg:height="0.9858in" svg:x="5.0945in" svg:y="0.1791in"><loext:table table:name="Table3" table:style-name="Table3"><loext:table-column table:style-name="Table3.A"/><loext:table-column table:style-name="Table3.B"/><loext:table-row table:style-name="Table3.1"><loext:table-cell table:style-name="Table3.A1" table:number-columns-spanned="2" office:value-type="string"><text:p text:style-name="P32"><text:span text:style-name="T12">Correquisitos</text:span></text:p></loext:table-cell><loext:covered-table-cell/></loext:table-row><loext:table-row table:style-name="Table3.1"><loext:table-cell table:style-name="Table3.A2" office:value-type="string"><text:p text:style-name="P2"><text:span text:style-name="T12">Asignatura</text:span></text:p></loext:table-cell><loext:table-cell table:style-name="Table3.A1" office:value-type="string"><text:p text:style-name="P2"><text:span text:style-name="T12">Temas</text:span></text:p></loext:table-cell></loext:table-row><loext:table-row table:style-name="Table3.3"><loext:table-cell table:style-name="Table3.A2" office:value-type="string"><text:p text:style-name="P33"><text:span text:style-name="T12">5. Modelado orientado</text:span></text:p><text:p text:style-name="P34"><text:span text:style-name="T12">a</text:span><text:span text:style-name="T13"> </text:span><text:span text:style-name="T12">objetos</text:span></text:p></loext:table-cell><loext:table-cell table:style-name="Table3.A2" office:value-type="string"><text:p text:style-name="P3"><text:span text:style-name="T12">Todos</text:span></text:p></loext:table-cell></loext:table-row></loext:table><text:p text:style-name="P10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06"/>
        <text:p text:style-name="P129"/>
        <text:list xml:id="list85938164800259" text:continue-numbering="true" text:style-name="WWNum16">
          <text:list-item>
            <text:p text:style-name="P91"><text:span text:style-name="T3">Objetivo de la</text:span><text:span text:style-name="T6"> </text:span><text:span text:style-name="T3">asignatura.</text:span></text:p>
          </text:list-item>
        </text:list>
        <text:p text:style-name="P130"/>
        <text:p text:style-name="P132">Proponer, implementar y administrar sistemas de información basados en computadoras para las organizaciones de los distintos ambitos y sectores ; </text:p>
        <text:p text:style-name="P111"/>
        <text:p text:style-name="P114"/>
        <text:list xml:id="list85937834925090" text:continue-numbering="true" text:style-name="WWNum16">
          <text:list-item>
            <text:h text:style-name="P87" text:outline-level="1">Aportación al perfil del<text:span text:style-name="T14"> </text:span>graduado.</text:h>
          </text:list-item>
        </text:list>
      </text:section>
      <text:p text:style-name="P134">Este curso proporciona al egresado los fundamentos teóricos y prácticos sobre estrategias de programación en el lenguaje Java para concurrencia e interfaces gráficas, así como la aplicación de polimorfismo en la solución a problemas de herencia múltiple.</text:p>
      <text:p text:style-name="P111"/>
      <text:p text:style-name="P135"/>
      <text:list xml:id="list85938303325048" text:continue-numbering="true" text:style-name="WWNum16">
        <text:list-item>
          <text:h text:style-name="P89" text:outline-level="1">Contenido<text:span text:style-name="T8"> </text:span>temático</text:h>
        </text:list-item>
      </text:list>
      <text:p text:style-name="P12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5"><text:span text:style-name="T3">Unidad</text:span></text:p>
          </table:table-cell>
          <table:table-cell table:style-name="Table4.A1" office:value-type="string">
            <text:p text:style-name="P37"><text:span text:style-name="T3">Tema</text:span></text:p>
          </table:table-cell>
          <table:table-cell table:style-name="Table4.A1" office:value-type="string">
            <text:p text:style-name="P38"><text:span text:style-name="T3">Subtemas</text:span></text:p>
          </table:table-cell>
        </table:table-row>
        <table:table-row table:style-name="Table4.2">
          <table:table-cell table:style-name="Table4.A2" office:value-type="string">
            <text:p text:style-name="P39">1.</text:p>
          </table:table-cell>
          <table:table-cell table:style-name="Table4.A2" office:value-type="string">
            <text:p text:style-name="P41">Introducción a <text:span text:style-name="T37">la minería de datos</text:span></text:p>
          </table:table-cell>
          <table:table-cell table:style-name="Table4.A1" table:number-rows-spanned="3" office:value-type="string">
            <text:list xml:id="list975804829402903841" text:style-name="WWNum15">
              <text:list-item>
                <text:list>
                  <text:list-item>
                    <text:p text:style-name="P4">Encapsulación</text:p>
                  </text:list-item>
                  <text:list-item>
                    <text:p text:style-name="P4">Herencia</text:p>
                  </text:list-item>
                  <text:list-item>
                    <text:p text:style-name="P6">Polimorfismo</text:p>
                  </text:list-item>
                  <text:list-item>
                    <text:p text:style-name="P46">Proceso<text:tab/>de<text:tab/>construcción<text:tab/><text:span text:style-name="T18">e </text:span>inicialización de<text:span text:style-name="T19"> </text:span>objetos</text:p>
                  </text:list-item>
                </text:list>
              </text:list-item>
            </text:list>
          </table:table-cell>
        </table:table-row>
        <table:table-row table:style-name="Table4.3"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43">DOC: 8</text:p>
          </table:table-cell>
          <table:covered-table-cell/>
        </table:table-row>
        <table:table-row table:style-name="Table4.4">
          <table:table-cell table:style-name="Table4.C3" office:value-type="string">
            <text:p text:style-name="P16"/>
          </table:table-cell>
          <table:table-cell table:style-name="Table4.C3" office:value-type="string">
            <text:p text:style-name="P47">Objetivo: Revisar los conceptos fundamentales de la programación orientada a objetos.</text:p>
          </table:table-cell>
          <table:covered-table-cell/>
        </table:table-row>
        <table:table-row table:style-name="Table4.5">
          <table:table-cell table:style-name="Table4.A1" office:value-type="string">
            <text:p text:style-name="P36">2.</text:p>
          </table:table-cell>
          <table:table-cell table:style-name="Table4.A1" office:value-type="string">
            <text:p text:style-name="P49">Programación genérica. DOC: 10</text:p>
            <text:p text:style-name="P50">Objetivo: Conocer la importancia de los genéricos en la programación y en la<text:span text:style-name="T14"> </text:span>tipificación.</text:p>
          </table:table-cell>
          <table:table-cell table:style-name="Table4.A1" office:value-type="string">
            <text:list xml:id="list3799257291947808724" text:style-name="WWNum14">
              <text:list-item>
                <text:p text:style-name="P5">Problemas con<text:span text:style-name="T20"> </text:span>contenedores</text:p>
              </text:list-item>
              <text:list-item>
                <text:p text:style-name="P5">Interfaces<text:span text:style-name="T10"> </text:span>genéricas</text:p>
              </text:list-item>
              <text:list-item>
                <text:p text:style-name="P7">Métodos<text:span text:style-name="T14"> </text:span>genéricos</text:p>
              </text:list-item>
              <text:list-item>
                <text:p text:style-name="P7">Generadores</text:p>
              </text:list-item>
              <text:list-item>
                <text:p text:style-name="P8">Polimorfismo con<text:span text:style-name="T20"> </text:span>genéricos</text:p>
              </text:list-item>
            </text:list>
          </table:table-cell>
        </table:table-row>
        <table:table-row table:style-name="Table4.6">
          <table:table-cell table:style-name="Table4.A2" office:value-type="string">
            <text:p text:style-name="P39">3.</text:p>
          </table:table-cell>
          <table:table-cell table:style-name="Table4.A2" office:value-type="string">
            <text:p text:style-name="P41">Concurrencia e hilos.</text:p>
          </table:table-cell>
          <table:table-cell table:style-name="Table4.A2" office:value-type="string">
            <text:p text:style-name="P36">3.1. Fundamentos de hilos</text:p>
          </table:table-cell>
        </table:table-row>
        <table:table-row table:style-name="Table4.7"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44">DOC 10</text:p>
          </table:table-cell>
          <table:table-cell table:style-name="Table4.A3" office:value-type="string">
            <text:list xml:id="list1894131361671561757" text:style-name="WWNum13">
              <text:list-item>
                <text:list>
                  <text:list-item>
                    <text:p text:style-name="P51">Ejecutores</text:p>
                  </text:list-item>
                  <text:list-item>
                    <text:p text:style-name="P52">Prioridades y<text:span text:style-name="T5"> </text:span>demonios</text:p>
                  </text:list-item>
                </text:list>
              </text:list-item>
            </text:list>
          </table:table-cell>
        </table:table-row>
        <table:table-row table:style-name="Table4.8">
          <table:table-cell table:style-name="Table4.C3" office:value-type="string">
            <text:p text:style-name="P16"/>
          </table:table-cell>
          <table:table-cell table:style-name="Table4.C3" office:value-type="string">
            <text:p text:style-name="P48">Objetivo: Conocer los fundamentos para el desarrollo de aplicaciones multihilo.</text:p>
          </table:table-cell>
          <table:table-cell table:style-name="Table4.C3" office:value-type="string">
            <text:list xml:id="list6885990490022991207" text:style-name="WWNum12">
              <text:list-item>
                <text:list>
                  <text:list-item>
                    <text:p text:style-name="P53">Grupos de<text:span text:style-name="T5"> </text:span>hilos</text:p>
                  </text:list-item>
                  <text:list-item>
                    <text:p text:style-name="P54">Productores y<text:span text:style-name="T20"> </text:span>consumidores</text:p>
                  </text:list-item>
                </text:list>
              </text:list-item>
            </text:list>
          </table:table-cell>
        </table:table-row>
        <table:table-row table:style-name="Table4.9">
          <table:table-cell table:style-name="Table4.A2" office:value-type="string">
            <text:p text:style-name="P39">4.</text:p>
          </table:table-cell>
          <table:table-cell table:style-name="Table4.A2" office:value-type="string">
            <text:p text:style-name="P42">Aplicación de clases e interfaces internas</text:p>
          </table:table-cell>
          <table:table-cell table:style-name="Table4.A1" table:number-rows-spanned="3" office:value-type="string">
            <text:list xml:id="list1999775084083240467" text:style-name="WWNum11">
              <text:list-item>
                <text:list>
                  <text:list-item>
                    <text:p text:style-name="P10">Clases e interfaces<text:span text:style-name="T20"> </text:span>internas</text:p>
                  </text:list-item>
                  <text:list-item>
                    <text:p text:style-name="P55">Polimorfismo<text:tab/>con<text:tab/>clases<text:tab/><text:span text:style-name="T18">e </text:span>interfaces internas</text:p>
                  </text:list-item>
                  <text:list-item>
                    <text:p text:style-name="P9">Problemas de herencia<text:span text:style-name="T22"> </text:span>múltiple</text:p>
                  </text:list-item>
                  <text:list-item>
                    <text:p text:style-name="P10">Genéricos</text:p>
                  </text:list-item>
                  <text:list-item>
                    <text:p text:style-name="P11">Hilos</text:p>
                  </text:list-item>
                </text:list>
              </text:list-item>
            </text:list>
          </table:table-cell>
        </table:table-row>
        <table:table-row table:style-name="Table4.3"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43">DOC: 10</text:p>
          </table:table-cell>
          <table:covered-table-cell/>
        </table:table-row>
        <table:table-row table:style-name="Table4.11">
          <table:table-cell table:style-name="Table4.C3" office:value-type="string">
            <text:p text:style-name="P16"/>
          </table:table-cell>
          <table:table-cell table:style-name="Table4.C3" office:value-type="string">
            <text:p text:style-name="P56">Objetivo: Aprender a resolver problemas de herencia múltiple en Java, así como a implementar interfaces de tipos al vuelo.</text:p>
          </table:table-cell>
          <table:covered-table-cell/>
        </table:table-row>
        <text:soft-page-break/>
        <table:table-row table:style-name="Table4.12">
          <table:table-cell table:style-name="Table4.A1" office:value-type="string">
            <text:p text:style-name="P39">5.</text:p>
          </table:table-cell>
          <table:table-cell table:style-name="Table4.A1" office:value-type="string">
            <text:p text:style-name="P57">Fundamentos de interfaces gráficas de usuarios</text:p>
            <text:p text:style-name="P19"/>
            <text:p text:style-name="P42">DOC 10</text:p>
            <text:p text:style-name="P20"/>
            <text:p text:style-name="P42">Objetivo: Conocer los componentes</text:p>
          </table:table-cell>
          <table:table-cell table:style-name="Table4.A1" office:value-type="string">
            <text:list xml:id="list1053280239289303477" text:style-name="WWNum10">
              <text:list-item>
                <text:list>
                  <text:list-item>
                    <text:p text:style-name="P12">Componentes de<text:span text:style-name="T8"> </text:span>Swing</text:p>
                  </text:list-item>
                  <text:list-item>
                    <text:p text:style-name="P58">Layouts</text:p>
                  </text:list-item>
                  <text:list-item>
                    <text:p text:style-name="P59">Eventos<text:tab/>e<text:tab/><text:span text:style-name="T14">implementación </text:span>anónima</text:p>
                  </text:list-item>
                  <text:list-item>
                    <text:p text:style-name="P60">Interfaces gráficas de usuario con responsabilidades</text:p>
                  </text:list-item>
                  <text:list-item>
                    <text:p text:style-name="P13">Patrones de<text:span text:style-name="T5"> </text:span>diseño</text:p>
                  </text:list-item>
                </text:list>
              </text:list-item>
            </text:list>
          </table:table-cell>
        </table:table-row>
      </table:table>
      <text:p text:style-name="P12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40">de Swing y las alternativas, así como aplicar conceptos de hilos, genéricos</text:p>
            <text:p text:style-name="P45">y clases internas para el desarrollo efectivo de GUI.</text:p>
          </table:table-cell>
          <table:table-cell table:style-name="Table5.A1" office:value-type="string">
            <text:p text:style-name="P36">5.6. Alternativas a Swing</text:p>
          </table:table-cell>
        </table:table-row>
      </table:table>
      <text:p text:style-name="P119"/>
      <text:list xml:id="list85938580003275" text:continue-list="list85938303325048" text:style-name="WWNum16">
        <text:list-item>
          <text:p text:style-name="P96"><text:span text:style-name="T3">Metodología de desarrollo del</text:span><text:span text:style-name="T11"> </text:span><text:span text:style-name="T3">curso.</text:span></text:p>
        </text:list-item>
      </text:list>
      <text:p text:style-name="P130"/>
      <text:p text:style-name="P136">Participación activa de los estudiantes a partir de actividades guiadas por el profesor, realización de ejercicios y tareas con base a los temas revisados, exposición de algunos temas de parte de los alumnos.</text:p>
      <text:p text:style-name="Text_20_body"/>
      <text:p text:style-name="P137">Los estudiantes realizarán un proyecto final donde se muestre la aplicación de los conceptos revisados en clase. Dicho proyecto se realizará en equipo y deberá entregarse un reporte final con las justificaciones de sus soluciones, así como el código fuente del sistema.</text:p>
      <text:p text:style-name="P111"/>
      <text:p text:style-name="P135"/>
      <text:list xml:id="list85939268974715" text:continue-numbering="true" text:style-name="WWNum16">
        <text:list-item>
          <text:h text:style-name="P87" text:outline-level="1">Sugerencias de<text:span text:style-name="T8"> </text:span>evaluación.</text:h>
        </text:list-item>
      </text:list>
      <text:p text:style-name="P124"/>
      <text:list xml:id="list85938273748072" text:continue-numbering="true" text:style-name="WWNum16">
        <text:list-item>
          <text:list>
            <text:list-item>
              <text:p text:style-name="P97">Exámenes teóricos y/o<text:span text:style-name="T5"> </text:span>prácticos.</text:p>
            </text:list-item>
            <text:list-item>
              <text:p text:style-name="P92">Exposición</text:p>
            </text:list-item>
            <text:list-item>
              <text:p text:style-name="P93">Ejercicios realizados y<text:span text:style-name="T8"> </text:span>reportados.</text:p>
            </text:list-item>
            <text:list-item>
              <text:p text:style-name="P92">Tareas</text:p>
            </text:list-item>
            <text:list-item>
              <text:p text:style-name="P92">Proyecto<text:span text:style-name="T19"> </text:span>final</text:p>
              <text:list>
                <text:list-item>
                  <text:p text:style-name="P100">Desarrollo de un servidor de aplicaciones en modo<text:span text:style-name="T22"> </text:span>carácter.</text:p>
                </text:list-item>
                <text:list-item>
                  <text:p text:style-name="P101">Desarrollo de un servidor de aplicaciones en modo<text:span text:style-name="T22"> </text:span>gráfico.</text:p>
                </text:list-item>
                <text:list-item>
                  <text:p text:style-name="P102">Desarrollo de un servidor de aplicaciones en<text:span text:style-name="T23"> </text:span>Web.</text:p>
                </text:list-item>
              </text:list>
            </text:list-item>
          </text:list>
        </text:list-item>
      </text:list>
      <text:p text:style-name="P112"/>
      <text:list xml:id="list85938222313284" text:continue-numbering="true" text:style-name="WWNum16">
        <text:list-item>
          <text:h text:style-name="P90" text:outline-level="1">Bibliografía y Software de<text:span text:style-name="T24"> </text:span>apoyo.</text:h>
        </text:list-item>
      </text:list>
      <text:p text:style-name="P130"/>
      <text:list xml:id="list587037797625788748" text:style-name="WWNum9">
        <text:list-item>
          <text:p text:style-name="P103"><text:span text:style-name="T25">Bruce Eckel. Thinking in Java 4th ed. </text:span>Prentice Hall.<text:span text:style-name="T24"> </text:span>2006.</text:p>
        </text:list-item>
        <text:list-item>
          <text:p text:style-name="P103"><text:span text:style-name="T25">Scott Oaks and Henry Wong. </text:span>Java Threads 3rd ed. O’Reilly.<text:span text:style-name="T26"> </text:span>2004.</text:p>
        </text:list-item>
      </text:list>
      <text:p text:style-name="Text_20_body"/>
      <text:p text:style-name="P138">Direcciones electrónicas:</text:p>
      <text:p text:style-name="Text_20_body"/>
      <text:list xml:id="list781612600802443302" text:style-name="WWNum8">
        <text:list-item>
          <text:p text:style-name="P94"><text:a xlink:type="simple" xlink:href="http://www.oracle.com/technetwork/java/javase/downloads/index.html" text:style-name="Internet_20_link" text:visited-style-name="Visited_20_Internet_20_Link">http://www.oracle.com/technetwork/java/javase/downloads/index.html</text:a></text:p>
        </text:list-item>
        <text:list-item>
          <text:p text:style-name="P94"><text:a xlink:type="simple" xlink:href="http://www.eclipse.org/downloads/" text:style-name="Internet_20_link" text:visited-style-name="Visited_20_Internet_20_Link">http://www.eclipse.org/downloads/</text:a></text:p>
        </text:list-item>
        <text:list-item>
          <text:p text:style-name="P98"><text:a xlink:type="simple" xlink:href="http://download.oracle.com/javase/tutorial/" text:style-name="Internet_20_link" text:visited-style-name="Visited_20_Internet_20_Link">http://download.oracle.com/javase/tutorial/</text:a></text:p>
        </text:list-item>
      </text:list>
      <text:p text:style-name="P116"/>
      <text:p text:style-name="P138">Software:</text:p>
      <text:list xml:id="list6686264301174034936" text:style-name="WWNum7">
        <text:list-item>
          <text:p text:style-name="P99">JDK 1.6 o<text:span text:style-name="T19"> </text:span>posterior.</text:p>
        </text:list-item>
        <text:list-item>
          <text:p text:style-name="P95">Eclipse<text:span text:style-name="T14"> </text:span>IDE.</text:p>
        </text:list-item>
      </text:list>
      <text:p text:style-name="P111"/>
      <text:p text:style-name="P135"/>
      <text:list xml:id="list85937512800105" text:continue-list="list85938222313284" text:style-name="WWNum16">
        <text:list-item>
          <text:h text:style-name="P89" text:outline-level="1">Actividades<text:span text:style-name="T14"> </text:span>propuestas.</text:h>
        </text:list-item>
      </text:list>
      <text:p text:style-name="P12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1">Unidad</text:p>
          </table:table-cell>
          <table:table-cell table:style-name="Table6.A1" office:value-type="string">
            <text:p text:style-name="P62">Actividad</text:p>
          </table:table-cell>
        </table:table-row>
        <text:soft-page-break/>
        <table:table-row table:style-name="Table6.2">
          <table:table-cell table:style-name="Table6.A1" office:value-type="string">
            <text:p text:style-name="P63">1</text:p>
          </table:table-cell>
          <table:table-cell table:style-name="Table6.A1" office:value-type="string">
            <text:list xml:id="list2760451702459240502" text:style-name="WWNum6">
              <text:list-item>
                <text:p text:style-name="P65">Programar y analizar ejemplos que muestren los conceptos de encapsulación, herencia y<text:span text:style-name="T18"> </text:span>polimorfismo.</text:p>
              </text:list-item>
            </text:list>
          </table:table-cell>
        </table:table-row>
      </table:table>
      <text:p text:style-name="P12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/>
          </table:table-cell>
          <table:table-cell table:style-name="Table7.A1" office:value-type="string">
            <text:list xml:id="list8545790707736286238" text:style-name="WWNum5">
              <text:list-item>
                <text:p text:style-name="P66">Desarrollar pruebas de escritorio para la comprensión del proceso de construcción e inicialización de<text:span text:style-name="T27"> </text:span>objetos.</text:p>
              </text:list-item>
              <text:list-item>
                <text:p text:style-name="P67">Desarrollo<text:span text:style-name="T28"> </text:span>de<text:span text:style-name="T29"> </text:span>ejercicios<text:span text:style-name="T29"> </text:span>que<text:span text:style-name="T30"> </text:span>muestren<text:span text:style-name="T29"> </text:span>el<text:span text:style-name="T29"> </text:span>uso<text:span text:style-name="T31"> </text:span>de</text:p>
              </text:list-item>
            </text:list>
            <text:p text:style-name="P71">visibilidad<text:tab/>en<text:tab/>clases,<text:tab/>métodos,<text:tab/>campos<text:tab/><text:span text:style-name="T18">y </text:span>constructores.</text:p>
          </table:table-cell>
        </table:table-row>
        <table:table-row table:style-name="Table7.2">
          <table:table-cell table:style-name="Table7.A1" office:value-type="string">
            <text:p text:style-name="P63">2</text:p>
          </table:table-cell>
          <table:table-cell table:style-name="Table7.A1" office:value-type="string">
            <text:list xml:id="list822489819180803930" text:style-name="WWNum4">
              <text:list-item>
                <text:p text:style-name="P72">Conocer y programar ejercicios con colecciones y observar las problemáticas</text:p>
              </text:list-item>
              <text:list-item>
                <text:p text:style-name="P73">Desarrollar ejemplos con el uso de genéricos y<text:span text:style-name="T32"> </text:span>mostrar su<text:span text:style-name="T14"> </text:span>utilización.</text:p>
              </text:list-item>
              <text:list-item>
                <text:p text:style-name="P74">Desarrollar ejercicios con clases e interfaces<text:span text:style-name="T27"> </text:span>genéricas para su utilización en otros<text:span text:style-name="T10"> </text:span>programas.</text:p>
              </text:list-item>
              <text:list-item>
                <text:p text:style-name="P75">Desarrollo de ejercicios de colecciones utilizando<text:span text:style-name="T33"> </text:span>pilas, colas y<text:span text:style-name="T19"> </text:span>listas.</text:p>
              </text:list-item>
              <text:list-item>
                <text:p text:style-name="P76">Programación de clases genéricas aplicando polimorfismo en tipos y utilizando tipificación en<text:span text:style-name="T34"> </text:span>los</text:p>
              </text:list-item>
            </text:list>
            <text:p text:style-name="P77">genéricos.</text:p>
          </table:table-cell>
        </table:table-row>
        <table:table-row table:style-name="Table7.3">
          <table:table-cell table:style-name="Table7.A1" office:value-type="string">
            <text:p text:style-name="P63">3</text:p>
          </table:table-cell>
          <table:table-cell table:style-name="Table7.A1" office:value-type="string">
            <text:list xml:id="list819651576924783719" text:style-name="WWNum3">
              <text:list-item>
                <text:p text:style-name="P78">Programar ejercicios de hilos utilizando la<text:span text:style-name="T34"> </text:span>interfaz Runnable y la clase<text:span text:style-name="T19"> </text:span>Thread.</text:p>
              </text:list-item>
              <text:list-item>
                <text:p text:style-name="P79">Desarrollar ejemplos que muestren la utilidad de<text:span text:style-name="T35"> </text:span>los ejecutores.</text:p>
              </text:list-item>
              <text:list-item>
                <text:p text:style-name="P69">Trabajar con programas de grupos de<text:span text:style-name="T36"> </text:span>hilos.</text:p>
              </text:list-item>
              <text:list-item>
                <text:p text:style-name="P80">Aplicar los conceptos de hilos a problemas de productores y<text:span text:style-name="T5"> </text:span>consumidores.</text:p>
              </text:list-item>
              <text:list-item>
                <text:p text:style-name="P68">Desarrollar ejemplos de<text:span text:style-name="T8"> </text:span>sincronización.</text:p>
              </text:list-item>
              <text:list-item>
                <text:p text:style-name="P81">Desarrollar un ejemplo de aplicaciones de hilos para servidores de<text:span text:style-name="T14"> </text:span>aplicaciones</text:p>
              </text:list-item>
            </text:list>
          </table:table-cell>
        </table:table-row>
        <table:table-row table:style-name="Table7.4">
          <table:table-cell table:style-name="Table7.A1" office:value-type="string">
            <text:p text:style-name="P64">4</text:p>
          </table:table-cell>
          <table:table-cell table:style-name="Table7.A1" office:value-type="string">
            <text:list xml:id="list5529881915772377616" text:style-name="WWNum2">
              <text:list-item>
                <text:p text:style-name="P82">Desarrollar ejemplos de clases internas, anidadas y anónimas.</text:p>
              </text:list-item>
              <text:list-item>
                <text:p text:style-name="P83">Mostrar con implementaciones internas el polimorfismo y la tipificación para resolver problemas de herencia múltiple.</text:p>
              </text:list-item>
              <text:list-item>
                <text:p text:style-name="P84">Aplicar los conceptos de hilos, genéricos y de clases internas para resolver problemas<text:span text:style-name="T20"> </text:span>complejos.</text:p>
              </text:list-item>
            </text:list>
          </table:table-cell>
        </table:table-row>
        <table:table-row table:style-name="Table7.5">
          <table:table-cell table:style-name="Table7.A1" office:value-type="string">
            <text:p text:style-name="P63">5</text:p>
          </table:table-cell>
          <table:table-cell table:style-name="Table7.A1" office:value-type="string">
            <text:list xml:id="list7477991267772053278" text:style-name="WWNum1">
              <text:list-item>
                <text:p text:style-name="P85">Desarrollar ejemplos que ilustren los componentes esenciales de Swing para construir interfaces gráficas de<text:span text:style-name="T14"> </text:span>usuario.</text:p>
              </text:list-item>
              <text:list-item>
                <text:p text:style-name="P70">Mostrar las alternativas a<text:span text:style-name="T5"> </text:span>Swing.</text:p>
              </text:list-item>
              <text:list-item>
                <text:p text:style-name="P86">Desarrollar interfaces gráficas de usuarios aplicando genéricos, hilos y clases<text:span text:style-name="T20"> </text:span>internas.</text:p>
              </text:list-item>
            </text:list>
          </table:table-cell>
        </table:table-row>
      </table:table>
      <text:p text:style-name="P109"/>
      <text:p text:style-name="P140"/>
      <text:list xml:id="list85939345864203" text:continue-list="list85937512800105" text:style-name="WWNum16">
        <text:list-item>
          <text:p text:style-name="P96"><text:span text:style-name="T3">Nombre y firma del catedrático</text:span><text:span text:style-name="T21"> </text:span><text:span text:style-name="T3">responsable.</text:span></text:p>
        </text:list-item>
      </text:list>
      <text:p text:style-name="P109"/>
      <text:p text:style-name="P109"/>
      <text:p text:style-name="P131"><draw:line text:anchor-type="paragraph" draw:z-index="2" draw:name="Line 2" draw:style-name="gr3" draw:text-style-name="P146" svg:x1="1.6819in" svg:y1="0.202in" svg:x2="3.552in" svg:y2="0.2024in"><text:p/></draw:line></text:p>
      <text:p text:style-name="P139">Dr. <text:span text:style-name="T37">Juan Pablo García Vázque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language="es" fo:country="ES" style:font-name-asian="Arial1" style:font-family-asian="Arial" style:font-family-generic-asian="system" style:font-pitch-asian="variable" style:language-asian="es" style:country-asian="ES" style:font-name-complex="Arial1" style:font-family-complex="Arial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209in" fo:margin-right="0in" fo:text-indent="-0.25in" style:auto-text-indent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209in" fo:margin-right="0in" fo:text-indent="-0.25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0744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language="es" fo:country="ES" style:font-name-asian="Arial1" style:font-family-asian="Arial" style:font-family-generic-asian="system" style:font-pitch-asian="variable" style:language-asian="es" style:country-asian="ES" style:font-name-complex="Arial1" style:font-family-complex="Arial" style:font-family-generic-complex="system" style:font-pitch-complex="variable" style:language-complex="es" style:country-complex="ES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language="es" fo:country="ES" style:font-name-asian="Arial1" style:font-family-asian="Arial" style:font-family-generic-asian="system" style:font-pitch-asian="variable" style:language-asian="es" style:country-asian="ES" style:font-name-complex="Arial1" style:font-family-complex="Arial" style:font-family-generic-complex="system" style:font-pitch-complex="variable" style:language-complex="es" style:country-complex="ES"/>
    </style:style>
    <style:style style:name="ListLabel_20_1" style:display-name="ListLabel 1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ListLabel_20_19" style:display-name="ListLabel 19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20" style:display-name="ListLabel 20" style:family="text">
      <style:text-properties fo:language="es" fo:country="ES" style:language-asian="es" style:country-asian="ES" style:language-complex="es" style:country-complex="ES"/>
    </style:style>
    <style:style style:name="ListLabel_20_21" style:display-name="ListLabel 21" style:family="text">
      <style:text-properties fo:language="es" fo:country="ES" style:language-asian="es" style:country-asian="ES" style:language-complex="es" style:country-complex="ES"/>
    </style:style>
    <style:style style:name="ListLabel_20_22" style:display-name="ListLabel 22" style:family="text">
      <style:text-properties fo:language="es" fo:country="ES" style:language-asian="es" style:country-asian="ES" style:language-complex="es" style:country-complex="ES"/>
    </style:style>
    <style:style style:name="ListLabel_20_23" style:display-name="ListLabel 23" style:family="text">
      <style:text-properties fo:language="es" fo:country="ES" style:language-asian="es" style:country-asian="ES" style:language-complex="es" style:country-complex="ES"/>
    </style:style>
    <style:style style:name="ListLabel_20_24" style:display-name="ListLabel 24" style:family="text">
      <style:text-properties fo:language="es" fo:country="ES" style:language-asian="es" style:country-asian="ES" style:language-complex="es" style:country-complex="ES"/>
    </style:style>
    <style:style style:name="ListLabel_20_25" style:display-name="ListLabel 25" style:family="text">
      <style:text-properties fo:language="es" fo:country="ES" style:language-asian="es" style:country-asian="ES" style:language-complex="es" style:country-complex="ES"/>
    </style:style>
    <style:style style:name="ListLabel_20_26" style:display-name="ListLabel 26" style:family="text">
      <style:text-properties fo:language="es" fo:country="ES" style:language-asian="es" style:country-asian="ES" style:language-complex="es" style:country-complex="ES"/>
    </style:style>
    <style:style style:name="ListLabel_20_27" style:display-name="ListLabel 27" style:family="text">
      <style:text-properties fo:language="es" fo:country="ES" style:language-asian="es" style:country-asian="ES" style:language-complex="es" style:country-complex="ES"/>
    </style:style>
    <style:style style:name="ListLabel_20_28" style:display-name="ListLabel 28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29" style:display-name="ListLabel 29" style:family="text">
      <style:text-properties fo:language="es" fo:country="ES" style:language-asian="es" style:country-asian="ES" style:language-complex="es" style:country-complex="ES"/>
    </style:style>
    <style:style style:name="ListLabel_20_30" style:display-name="ListLabel 30" style:family="text">
      <style:text-properties fo:language="es" fo:country="ES" style:language-asian="es" style:country-asian="ES" style:language-complex="es" style:country-complex="ES"/>
    </style:style>
    <style:style style:name="ListLabel_20_31" style:display-name="ListLabel 31" style:family="text">
      <style:text-properties fo:language="es" fo:country="ES" style:language-asian="es" style:country-asian="ES" style:language-complex="es" style:country-complex="ES"/>
    </style:style>
    <style:style style:name="ListLabel_20_32" style:display-name="ListLabel 32" style:family="text">
      <style:text-properties fo:language="es" fo:country="ES" style:language-asian="es" style:country-asian="ES" style:language-complex="es" style:country-complex="ES"/>
    </style:style>
    <style:style style:name="ListLabel_20_33" style:display-name="ListLabel 33" style:family="text">
      <style:text-properties fo:language="es" fo:country="ES" style:language-asian="es" style:country-asian="ES" style:language-complex="es" style:country-complex="ES"/>
    </style:style>
    <style:style style:name="ListLabel_20_34" style:display-name="ListLabel 34" style:family="text">
      <style:text-properties fo:language="es" fo:country="ES" style:language-asian="es" style:country-asian="ES" style:language-complex="es" style:country-complex="ES"/>
    </style:style>
    <style:style style:name="ListLabel_20_35" style:display-name="ListLabel 35" style:family="text">
      <style:text-properties fo:language="es" fo:country="ES" style:language-asian="es" style:country-asian="ES" style:language-complex="es" style:country-complex="ES"/>
    </style:style>
    <style:style style:name="ListLabel_20_36" style:display-name="ListLabel 36" style:family="text">
      <style:text-properties fo:language="es" fo:country="ES" style:language-asian="es" style:country-asian="ES" style:language-complex="es" style:country-complex="ES"/>
    </style:style>
    <style:style style:name="ListLabel_20_37" style:display-name="ListLabel 37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38" style:display-name="ListLabel 38" style:family="text">
      <style:text-properties fo:language="es" fo:country="ES" style:language-asian="es" style:country-asian="ES" style:language-complex="es" style:country-complex="ES"/>
    </style:style>
    <style:style style:name="ListLabel_20_39" style:display-name="ListLabel 39" style:family="text">
      <style:text-properties fo:language="es" fo:country="ES" style:language-asian="es" style:country-asian="ES" style:language-complex="es" style:country-complex="ES"/>
    </style:style>
    <style:style style:name="ListLabel_20_40" style:display-name="ListLabel 40" style:family="text">
      <style:text-properties fo:language="es" fo:country="ES" style:language-asian="es" style:country-asian="ES" style:language-complex="es" style:country-complex="ES"/>
    </style:style>
    <style:style style:name="ListLabel_20_41" style:display-name="ListLabel 41" style:family="text">
      <style:text-properties fo:language="es" fo:country="ES" style:language-asian="es" style:country-asian="ES" style:language-complex="es" style:country-complex="ES"/>
    </style:style>
    <style:style style:name="ListLabel_20_42" style:display-name="ListLabel 42" style:family="text">
      <style:text-properties fo:language="es" fo:country="ES" style:language-asian="es" style:country-asian="ES" style:language-complex="es" style:country-complex="ES"/>
    </style:style>
    <style:style style:name="ListLabel_20_43" style:display-name="ListLabel 43" style:family="text">
      <style:text-properties fo:language="es" fo:country="ES" style:language-asian="es" style:country-asian="ES" style:language-complex="es" style:country-complex="ES"/>
    </style:style>
    <style:style style:name="ListLabel_20_44" style:display-name="ListLabel 44" style:family="text">
      <style:text-properties fo:language="es" fo:country="ES" style:language-asian="es" style:country-asian="ES" style:language-complex="es" style:country-complex="ES"/>
    </style:style>
    <style:style style:name="ListLabel_20_45" style:display-name="ListLabel 45" style:family="text">
      <style:text-properties fo:language="es" fo:country="ES" style:language-asian="es" style:country-asian="ES" style:language-complex="es" style:country-complex="ES"/>
    </style:style>
    <style:style style:name="ListLabel_20_46" style:display-name="ListLabel 46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47" style:display-name="ListLabel 47" style:family="text">
      <style:text-properties fo:language="es" fo:country="ES" style:language-asian="es" style:country-asian="ES" style:language-complex="es" style:country-complex="ES"/>
    </style:style>
    <style:style style:name="ListLabel_20_48" style:display-name="ListLabel 48" style:family="text">
      <style:text-properties fo:language="es" fo:country="ES" style:language-asian="es" style:country-asian="ES" style:language-complex="es" style:country-complex="ES"/>
    </style:style>
    <style:style style:name="ListLabel_20_49" style:display-name="ListLabel 49" style:family="text">
      <style:text-properties fo:language="es" fo:country="ES" style:language-asian="es" style:country-asian="ES" style:language-complex="es" style:country-complex="ES"/>
    </style:style>
    <style:style style:name="ListLabel_20_50" style:display-name="ListLabel 50" style:family="text">
      <style:text-properties fo:language="es" fo:country="ES" style:language-asian="es" style:country-asian="ES" style:language-complex="es" style:country-complex="ES"/>
    </style:style>
    <style:style style:name="ListLabel_20_51" style:display-name="ListLabel 51" style:family="text">
      <style:text-properties fo:language="es" fo:country="ES" style:language-asian="es" style:country-asian="ES" style:language-complex="es" style:country-complex="ES"/>
    </style:style>
    <style:style style:name="ListLabel_20_52" style:display-name="ListLabel 52" style:family="text">
      <style:text-properties fo:language="es" fo:country="ES" style:language-asian="es" style:country-asian="ES" style:language-complex="es" style:country-complex="ES"/>
    </style:style>
    <style:style style:name="ListLabel_20_53" style:display-name="ListLabel 53" style:family="text">
      <style:text-properties fo:language="es" fo:country="ES" style:language-asian="es" style:country-asian="ES" style:language-complex="es" style:country-complex="ES"/>
    </style:style>
    <style:style style:name="ListLabel_20_54" style:display-name="ListLabel 54" style:family="text">
      <style:text-properties fo:language="es" fo:country="ES" style:language-asian="es" style:country-asian="ES" style:language-complex="es" style:country-complex="ES"/>
    </style:style>
    <style:style style:name="ListLabel_20_55" style:display-name="ListLabel 55" style:family="text">
      <style:text-properties fo:font-size="11pt" fo:letter-spacing="-0.0008in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56" style:display-name="ListLabel 56" style:family="text">
      <style:text-properties fo:language="es" fo:country="ES" style:language-asian="es" style:country-asian="ES" style:language-complex="es" style:country-complex="ES"/>
    </style:style>
    <style:style style:name="ListLabel_20_57" style:display-name="ListLabel 57" style:family="text">
      <style:text-properties fo:language="es" fo:country="ES" style:language-asian="es" style:country-asian="ES" style:language-complex="es" style:country-complex="ES"/>
    </style:style>
    <style:style style:name="ListLabel_20_58" style:display-name="ListLabel 58" style:family="text">
      <style:text-properties fo:language="es" fo:country="ES" style:language-asian="es" style:country-asian="ES" style:language-complex="es" style:country-complex="ES"/>
    </style:style>
    <style:style style:name="ListLabel_20_59" style:display-name="ListLabel 59" style:family="text">
      <style:text-properties fo:language="es" fo:country="ES" style:language-asian="es" style:country-asian="ES" style:language-complex="es" style:country-complex="ES"/>
    </style:style>
    <style:style style:name="ListLabel_20_60" style:display-name="ListLabel 60" style:family="text">
      <style:text-properties fo:language="es" fo:country="ES" style:language-asian="es" style:country-asian="ES" style:language-complex="es" style:country-complex="ES"/>
    </style:style>
    <style:style style:name="ListLabel_20_61" style:display-name="ListLabel 61" style:family="text">
      <style:text-properties fo:language="es" fo:country="ES" style:language-asian="es" style:country-asian="ES" style:language-complex="es" style:country-complex="ES"/>
    </style:style>
    <style:style style:name="ListLabel_20_62" style:display-name="ListLabel 62" style:family="text">
      <style:text-properties fo:language="es" fo:country="ES" style:language-asian="es" style:country-asian="ES" style:language-complex="es" style:country-complex="ES"/>
    </style:style>
    <style:style style:name="ListLabel_20_63" style:display-name="ListLabel 63" style:family="text">
      <style:text-properties fo:language="es" fo:country="ES" style:language-asian="es" style:country-asian="ES" style:language-complex="es" style:country-complex="ES"/>
    </style:style>
    <style:style style:name="ListLabel_20_64" style:display-name="ListLabel 64" style:family="text">
      <style:text-properties fo:font-size="11pt" fo:letter-spacing="-0.0008in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65" style:display-name="ListLabel 65" style:family="text">
      <style:text-properties fo:language="es" fo:country="ES" style:language-asian="es" style:country-asian="ES" style:language-complex="es" style:country-complex="ES"/>
    </style:style>
    <style:style style:name="ListLabel_20_66" style:display-name="ListLabel 66" style:family="text">
      <style:text-properties fo:language="es" fo:country="ES" style:language-asian="es" style:country-asian="ES" style:language-complex="es" style:country-complex="ES"/>
    </style:style>
    <style:style style:name="ListLabel_20_67" style:display-name="ListLabel 67" style:family="text">
      <style:text-properties fo:language="es" fo:country="ES" style:language-asian="es" style:country-asian="ES" style:language-complex="es" style:country-complex="ES"/>
    </style:style>
    <style:style style:name="ListLabel_20_68" style:display-name="ListLabel 68" style:family="text">
      <style:text-properties fo:language="es" fo:country="ES" style:language-asian="es" style:country-asian="ES" style:language-complex="es" style:country-complex="ES"/>
    </style:style>
    <style:style style:name="ListLabel_20_69" style:display-name="ListLabel 69" style:family="text">
      <style:text-properties fo:language="es" fo:country="ES" style:language-asian="es" style:country-asian="ES" style:language-complex="es" style:country-complex="ES"/>
    </style:style>
    <style:style style:name="ListLabel_20_70" style:display-name="ListLabel 70" style:family="text">
      <style:text-properties fo:language="es" fo:country="ES" style:language-asian="es" style:country-asian="ES" style:language-complex="es" style:country-complex="ES"/>
    </style:style>
    <style:style style:name="ListLabel_20_71" style:display-name="ListLabel 71" style:family="text">
      <style:text-properties fo:language="es" fo:country="ES" style:language-asian="es" style:country-asian="ES" style:language-complex="es" style:country-complex="ES"/>
    </style:style>
    <style:style style:name="ListLabel_20_72" style:display-name="ListLabel 72" style:family="text">
      <style:text-properties fo:language="es" fo:country="ES" style:language-asian="es" style:country-asian="ES" style:language-complex="es" style:country-complex="ES"/>
    </style:style>
    <style:style style:name="ListLabel_20_73" style:display-name="ListLabel 73" style:family="text">
      <style:text-properties fo:font-size="11pt" fo:letter-spacing="-0.0008in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74" style:display-name="ListLabel 74" style:family="text">
      <style:text-properties fo:language="es" fo:country="ES" style:language-asian="es" style:country-asian="ES" style:language-complex="es" style:country-complex="ES"/>
    </style:style>
    <style:style style:name="ListLabel_20_75" style:display-name="ListLabel 75" style:family="text">
      <style:text-properties fo:language="es" fo:country="ES" style:language-asian="es" style:country-asian="ES" style:language-complex="es" style:country-complex="ES"/>
    </style:style>
    <style:style style:name="ListLabel_20_76" style:display-name="ListLabel 76" style:family="text">
      <style:text-properties fo:language="es" fo:country="ES" style:language-asian="es" style:country-asian="ES" style:language-complex="es" style:country-complex="ES"/>
    </style:style>
    <style:style style:name="ListLabel_20_77" style:display-name="ListLabel 77" style:family="text">
      <style:text-properties fo:language="es" fo:country="ES" style:language-asian="es" style:country-asian="ES" style:language-complex="es" style:country-complex="ES"/>
    </style:style>
    <style:style style:name="ListLabel_20_78" style:display-name="ListLabel 78" style:family="text">
      <style:text-properties fo:language="es" fo:country="ES" style:language-asian="es" style:country-asian="ES" style:language-complex="es" style:country-complex="ES"/>
    </style:style>
    <style:style style:name="ListLabel_20_79" style:display-name="ListLabel 79" style:family="text">
      <style:text-properties fo:language="es" fo:country="ES" style:language-asian="es" style:country-asian="ES" style:language-complex="es" style:country-complex="ES"/>
    </style:style>
    <style:style style:name="ListLabel_20_80" style:display-name="ListLabel 80" style:family="text">
      <style:text-properties fo:language="es" fo:country="ES" style:language-asian="es" style:country-asian="ES" style:language-complex="es" style:country-complex="ES"/>
    </style:style>
    <style:style style:name="ListLabel_20_81" style:display-name="ListLabel 81" style:family="text">
      <style:text-properties fo:language="es" fo:country="ES" style:language-asian="es" style:country-asian="ES" style:language-complex="es" style:country-complex="ES"/>
    </style:style>
    <style:style style:name="ListLabel_20_82" style:display-name="ListLabel 82" style:family="text">
      <style:text-properties fo:language="es" fo:country="ES" style:language-asian="es" style:country-asian="ES" style:language-complex="es" style:country-complex="ES"/>
    </style:style>
    <style:style style:name="ListLabel_20_83" style:display-name="ListLabel 83" style:family="text">
      <style:text-properties fo:font-size="11pt" fo:letter-spacing="-0.0008in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84" style:display-name="ListLabel 84" style:family="text">
      <style:text-properties fo:language="es" fo:country="ES" style:language-asian="es" style:country-asian="ES" style:language-complex="es" style:country-complex="ES"/>
    </style:style>
    <style:style style:name="ListLabel_20_85" style:display-name="ListLabel 85" style:family="text">
      <style:text-properties fo:language="es" fo:country="ES" style:language-asian="es" style:country-asian="ES" style:language-complex="es" style:country-complex="ES"/>
    </style:style>
    <style:style style:name="ListLabel_20_86" style:display-name="ListLabel 86" style:family="text">
      <style:text-properties fo:language="es" fo:country="ES" style:language-asian="es" style:country-asian="ES" style:language-complex="es" style:country-complex="ES"/>
    </style:style>
    <style:style style:name="ListLabel_20_87" style:display-name="ListLabel 87" style:family="text">
      <style:text-properties fo:language="es" fo:country="ES" style:language-asian="es" style:country-asian="ES" style:language-complex="es" style:country-complex="ES"/>
    </style:style>
    <style:style style:name="ListLabel_20_88" style:display-name="ListLabel 88" style:family="text">
      <style:text-properties fo:language="es" fo:country="ES" style:language-asian="es" style:country-asian="ES" style:language-complex="es" style:country-complex="ES"/>
    </style:style>
    <style:style style:name="ListLabel_20_89" style:display-name="ListLabel 89" style:family="text">
      <style:text-properties fo:language="es" fo:country="ES" style:language-asian="es" style:country-asian="ES" style:language-complex="es" style:country-complex="ES"/>
    </style:style>
    <style:style style:name="ListLabel_20_90" style:display-name="ListLabel 90" style:family="text">
      <style:text-properties fo:language="es" fo:country="ES" style:language-asian="es" style:country-asian="ES" style:language-complex="es" style:country-complex="ES"/>
    </style:style>
    <style:style style:name="ListLabel_20_91" style:display-name="ListLabel 91" style:family="text">
      <style:text-properties fo:language="es" fo:country="ES" style:language-asian="es" style:country-asian="ES" style:language-complex="es" style:country-complex="ES"/>
    </style:style>
    <style:style style:name="ListLabel_20_92" style:display-name="ListLabel 92" style:family="text">
      <style:text-properties fo:font-size="12pt" fo:letter-spacing="-0.002in" fo:language="es" fo:country="ES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2pt" style:language-complex="es" style:country-complex="ES" style:text-scale="100%"/>
    </style:style>
    <style:style style:name="ListLabel_20_93" style:display-name="ListLabel 93" style:family="text">
      <style:text-properties fo:language="es" fo:country="ES" style:language-asian="es" style:country-asian="ES" style:language-complex="es" style:country-complex="ES"/>
    </style:style>
    <style:style style:name="ListLabel_20_94" style:display-name="ListLabel 94" style:family="text">
      <style:text-properties fo:language="es" fo:country="ES" style:language-asian="es" style:country-asian="ES" style:language-complex="es" style:country-complex="ES"/>
    </style:style>
    <style:style style:name="ListLabel_20_95" style:display-name="ListLabel 95" style:family="text">
      <style:text-properties fo:language="es" fo:country="ES" style:language-asian="es" style:country-asian="ES" style:language-complex="es" style:country-complex="ES"/>
    </style:style>
    <style:style style:name="ListLabel_20_96" style:display-name="ListLabel 96" style:family="text">
      <style:text-properties fo:language="es" fo:country="ES" style:language-asian="es" style:country-asian="ES" style:language-complex="es" style:country-complex="ES"/>
    </style:style>
    <style:style style:name="ListLabel_20_97" style:display-name="ListLabel 97" style:family="text">
      <style:text-properties fo:language="es" fo:country="ES" style:language-asian="es" style:country-asian="ES" style:language-complex="es" style:country-complex="ES"/>
    </style:style>
    <style:style style:name="ListLabel_20_98" style:display-name="ListLabel 98" style:family="text">
      <style:text-properties fo:language="es" fo:country="ES" style:language-asian="es" style:country-asian="ES" style:language-complex="es" style:country-complex="ES"/>
    </style:style>
    <style:style style:name="ListLabel_20_99" style:display-name="ListLabel 99" style:family="text">
      <style:text-properties fo:language="es" fo:country="ES" style:language-asian="es" style:country-asian="ES" style:language-complex="es" style:country-complex="ES"/>
    </style:style>
    <style:style style:name="ListLabel_20_100" style:display-name="ListLabel 100" style:family="text">
      <style:text-properties fo:language="es" fo:country="ES" style:language-asian="es" style:country-asian="ES" style:language-complex="es" style:country-complex="ES"/>
    </style:style>
    <style:style style:name="ListLabel_20_101" style:display-name="ListLabel 101" style:family="text">
      <style:text-properties fo:font-size="11pt" fo:letter-spacing="-0.0008in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102" style:display-name="ListLabel 102" style:family="text">
      <style:text-properties fo:language="es" fo:country="ES" style:language-asian="es" style:country-asian="ES" style:language-complex="es" style:country-complex="ES"/>
    </style:style>
    <style:style style:name="ListLabel_20_103" style:display-name="ListLabel 103" style:family="text">
      <style:text-properties fo:language="es" fo:country="ES" style:language-asian="es" style:country-asian="ES" style:language-complex="es" style:country-complex="ES"/>
    </style:style>
    <style:style style:name="ListLabel_20_104" style:display-name="ListLabel 104" style:family="text">
      <style:text-properties fo:language="es" fo:country="ES" style:language-asian="es" style:country-asian="ES" style:language-complex="es" style:country-complex="ES"/>
    </style:style>
    <style:style style:name="ListLabel_20_105" style:display-name="ListLabel 105" style:family="text">
      <style:text-properties fo:language="es" fo:country="ES" style:language-asian="es" style:country-asian="ES" style:language-complex="es" style:country-complex="ES"/>
    </style:style>
    <style:style style:name="ListLabel_20_106" style:display-name="ListLabel 106" style:family="text">
      <style:text-properties fo:language="es" fo:country="ES" style:language-asian="es" style:country-asian="ES" style:language-complex="es" style:country-complex="ES"/>
    </style:style>
    <style:style style:name="ListLabel_20_107" style:display-name="ListLabel 107" style:family="text">
      <style:text-properties fo:language="es" fo:country="ES" style:language-asian="es" style:country-asian="ES" style:language-complex="es" style:country-complex="ES"/>
    </style:style>
    <style:style style:name="ListLabel_20_108" style:display-name="ListLabel 108" style:family="text">
      <style:text-properties fo:language="es" fo:country="ES" style:language-asian="es" style:country-asian="ES" style:language-complex="es" style:country-complex="ES"/>
    </style:style>
    <style:style style:name="ListLabel_20_109" style:display-name="ListLabel 109" style:family="text">
      <style:text-properties fo:language="es" fo:country="ES" style:language-asian="es" style:country-asian="ES" style:language-complex="es" style:country-complex="ES"/>
    </style:style>
    <style:style style:name="ListLabel_20_110" style:display-name="ListLabel 110" style:family="text">
      <style:text-properties fo:font-size="11pt" fo:letter-spacing="-0.0008in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111" style:display-name="ListLabel 111" style:family="text">
      <style:text-properties fo:language="es" fo:country="ES" style:language-asian="es" style:country-asian="ES" style:language-complex="es" style:country-complex="ES"/>
    </style:style>
    <style:style style:name="ListLabel_20_112" style:display-name="ListLabel 112" style:family="text">
      <style:text-properties fo:language="es" fo:country="ES" style:language-asian="es" style:country-asian="ES" style:language-complex="es" style:country-complex="ES"/>
    </style:style>
    <style:style style:name="ListLabel_20_113" style:display-name="ListLabel 113" style:family="text">
      <style:text-properties fo:language="es" fo:country="ES" style:language-asian="es" style:country-asian="ES" style:language-complex="es" style:country-complex="ES"/>
    </style:style>
    <style:style style:name="ListLabel_20_114" style:display-name="ListLabel 114" style:family="text">
      <style:text-properties fo:language="es" fo:country="ES" style:language-asian="es" style:country-asian="ES" style:language-complex="es" style:country-complex="ES"/>
    </style:style>
    <style:style style:name="ListLabel_20_115" style:display-name="ListLabel 115" style:family="text">
      <style:text-properties fo:language="es" fo:country="ES" style:language-asian="es" style:country-asian="ES" style:language-complex="es" style:country-complex="ES"/>
    </style:style>
    <style:style style:name="ListLabel_20_116" style:display-name="ListLabel 116" style:family="text">
      <style:text-properties fo:language="es" fo:country="ES" style:language-asian="es" style:country-asian="ES" style:language-complex="es" style:country-complex="ES"/>
    </style:style>
    <style:style style:name="ListLabel_20_117" style:display-name="ListLabel 117" style:family="text">
      <style:text-properties fo:language="es" fo:country="ES" style:language-asian="es" style:country-asian="ES" style:language-complex="es" style:country-complex="ES"/>
    </style:style>
    <style:style style:name="ListLabel_20_118" style:display-name="ListLabel 118" style:family="text">
      <style:text-properties fo:font-size="12pt" fo:letter-spacing="-0.0028in" fo:language="es" fo:country="ES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2pt" style:language-complex="es" style:country-complex="ES" style:text-scale="100%"/>
    </style:style>
    <style:style style:name="ListLabel_20_119" style:display-name="ListLabel 119" style:family="text">
      <style:text-properties fo:language="es" fo:country="ES" style:language-asian="es" style:country-asian="ES" style:language-complex="es" style:country-complex="ES"/>
    </style:style>
    <style:style style:name="ListLabel_20_120" style:display-name="ListLabel 120" style:family="text">
      <style:text-properties fo:language="es" fo:country="ES" style:language-asian="es" style:country-asian="ES" style:language-complex="es" style:country-complex="ES"/>
    </style:style>
    <style:style style:name="ListLabel_20_121" style:display-name="ListLabel 121" style:family="text">
      <style:text-properties fo:language="es" fo:country="ES" style:language-asian="es" style:country-asian="ES" style:language-complex="es" style:country-complex="ES"/>
    </style:style>
    <style:style style:name="ListLabel_20_122" style:display-name="ListLabel 122" style:family="text">
      <style:text-properties fo:language="es" fo:country="ES" style:language-asian="es" style:country-asian="ES" style:language-complex="es" style:country-complex="ES"/>
    </style:style>
    <style:style style:name="ListLabel_20_123" style:display-name="ListLabel 123" style:family="text">
      <style:text-properties fo:language="es" fo:country="ES" style:language-asian="es" style:country-asian="ES" style:language-complex="es" style:country-complex="ES"/>
    </style:style>
    <style:style style:name="ListLabel_20_124" style:display-name="ListLabel 124" style:family="text">
      <style:text-properties fo:language="es" fo:country="ES" style:language-asian="es" style:country-asian="ES" style:language-complex="es" style:country-complex="ES"/>
    </style:style>
    <style:style style:name="ListLabel_20_125" style:display-name="ListLabel 125" style:family="text">
      <style:text-properties fo:language="es" fo:country="ES" style:language-asian="es" style:country-asian="ES" style:language-complex="es" style:country-complex="ES"/>
    </style:style>
    <style:style style:name="ListLabel_20_126" style:display-name="ListLabel 126" style:family="text">
      <style:text-properties fo:language="es" fo:country="ES" style:language-asian="es" style:country-asian="ES" style:language-complex="es" style:country-complex="ES"/>
    </style:style>
    <style:style style:name="ListLabel_20_127" style:display-name="ListLabel 127" style:family="text">
      <style:text-properties fo:language="es" fo:country="ES" style:language-asian="es" style:country-asian="ES" style:language-complex="es" style:country-complex="ES"/>
    </style:style>
    <style:style style:name="ListLabel_20_128" style:display-name="ListLabel 128" style:family="text">
      <style:text-properties fo:font-size="12pt" fo:letter-spacing="-0.0016in" fo:language="es" fo:country="ES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2pt" style:language-complex="es" style:country-complex="ES" style:text-scale="100%"/>
    </style:style>
    <style:style style:name="ListLabel_20_129" style:display-name="ListLabel 129" style:family="text">
      <style:text-properties fo:language="es" fo:country="ES" style:language-asian="es" style:country-asian="ES" style:language-complex="es" style:country-complex="ES"/>
    </style:style>
    <style:style style:name="ListLabel_20_130" style:display-name="ListLabel 130" style:family="text">
      <style:text-properties fo:language="es" fo:country="ES" style:language-asian="es" style:country-asian="ES" style:language-complex="es" style:country-complex="ES"/>
    </style:style>
    <style:style style:name="ListLabel_20_131" style:display-name="ListLabel 131" style:family="text">
      <style:text-properties fo:language="es" fo:country="ES" style:language-asian="es" style:country-asian="ES" style:language-complex="es" style:country-complex="ES"/>
    </style:style>
    <style:style style:name="ListLabel_20_132" style:display-name="ListLabel 132" style:family="text">
      <style:text-properties fo:language="es" fo:country="ES" style:language-asian="es" style:country-asian="ES" style:language-complex="es" style:country-complex="ES"/>
    </style:style>
    <style:style style:name="ListLabel_20_133" style:display-name="ListLabel 133" style:family="text">
      <style:text-properties fo:language="es" fo:country="ES" style:language-asian="es" style:country-asian="ES" style:language-complex="es" style:country-complex="ES"/>
    </style:style>
    <style:style style:name="ListLabel_20_134" style:display-name="ListLabel 134" style:family="text">
      <style:text-properties fo:language="es" fo:country="ES" style:language-asian="es" style:country-asian="ES" style:language-complex="es" style:country-complex="ES"/>
    </style:style>
    <style:style style:name="ListLabel_20_135" style:display-name="ListLabel 135" style:family="text">
      <style:text-properties fo:language="es" fo:country="ES" style:language-asian="es" style:country-asian="ES" style:language-complex="es" style:country-complex="ES"/>
    </style:style>
    <style:style style:name="ListLabel_20_136" style:display-name="ListLabel 136" style:family="text">
      <style:text-properties fo:font-size="11pt" fo:letter-spacing="-0.0008in" fo:language="es" fo:country="ES" fo:font-weight="bold" style:font-name-asian="Arial1" style:font-family-asian="Arial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es" style:country-complex="ES" style:font-weight-complex="bold" style:text-scale="100%"/>
    </style:style>
    <style:style style:name="ListLabel_20_137" style:display-name="ListLabel 137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138" style:display-name="ListLabel 138" style:family="text">
      <style:text-properties fo:font-size="11pt" fo:language="es" fo:country="ES" style:font-name-asian="Courier New1" style:font-family-asian="'Courier New'" style:font-family-generic-asian="system" style:font-pitch-asian="variable" style:font-size-asian="11pt" style:language-asian="es" style:country-asian="ES" style:font-name-complex="Courier New1" style:font-family-complex="'Courier New'" style:font-family-generic-complex="system" style:font-pitch-complex="variable" style:font-size-complex="11pt" style:language-complex="es" style:country-complex="ES" style:text-scale="100%"/>
    </style:style>
    <style:style style:name="ListLabel_20_139" style:display-name="ListLabel 139" style:family="text">
      <style:text-properties fo:language="es" fo:country="ES" style:language-asian="es" style:country-asian="ES" style:language-complex="es" style:country-complex="ES"/>
    </style:style>
    <style:style style:name="ListLabel_20_140" style:display-name="ListLabel 140" style:family="text">
      <style:text-properties fo:language="es" fo:country="ES" style:language-asian="es" style:country-asian="ES" style:language-complex="es" style:country-complex="ES"/>
    </style:style>
    <style:style style:name="ListLabel_20_141" style:display-name="ListLabel 141" style:family="text">
      <style:text-properties fo:language="es" fo:country="ES" style:language-asian="es" style:country-asian="ES" style:language-complex="es" style:country-complex="ES"/>
    </style:style>
    <style:style style:name="ListLabel_20_142" style:display-name="ListLabel 142" style:family="text">
      <style:text-properties fo:language="es" fo:country="ES" style:language-asian="es" style:country-asian="ES" style:language-complex="es" style:country-complex="ES"/>
    </style:style>
    <style:style style:name="ListLabel_20_143" style:display-name="ListLabel 143" style:family="text">
      <style:text-properties fo:language="es" fo:country="ES" style:language-asian="es" style:country-asian="ES" style:language-complex="es" style:country-complex="ES"/>
    </style:style>
    <style:style style:name="ListLabel_20_144" style:display-name="ListLabel 144" style:family="text">
      <style:text-properties fo:language="es" fo:country="ES" style:language-asian="es" style:country-asian="ES" style:language-complex="es" style:country-complex="E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417in" fo:margin-left="0.5744in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417in" fo:margin-left="0.9508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417in" fo:margin-left="1.3319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417in" fo:margin-left="1.7134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417in" fo:margin-left="2.094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417in" fo:margin-left="2.4756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417in" fo:margin-left="2.8571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417in" fo:margin-left="3.2382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417in" fo:margin-left="0.5744in"/>
        </style:list-level-properties>
        <style:text-properties style:font-name="Symbol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417in" fo:margin-left="0.9508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417in" fo:margin-left="1.3319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417in" fo:margin-left="1.7134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417in" fo:margin-left="2.0945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417in" fo:margin-left="2.4756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417in" fo:margin-left="2.8571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417in" fo:margin-left="3.2382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417in" fo:margin-left="0.5744in"/>
        </style:list-level-properties>
        <style:text-properties style:font-name="Symbol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2417in" fo:margin-left="0.9508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2417in" fo:margin-left="1.3319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2417in" fo:margin-left="1.7134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2417in" fo:margin-left="2.0945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2417in" fo:margin-left="2.4756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2417in" fo:margin-left="2.8571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2417in" fo:margin-left="3.2382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417in" fo:margin-left="0.5744in"/>
        </style:list-level-properties>
        <style:text-properties style:font-name="Symbol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2417in" fo:margin-left="0.9508in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2417in" fo:margin-left="1.3319in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2417in" fo:margin-left="1.7134in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2417in" fo:margin-left="2.0945in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2417in" fo:margin-left="2.4756in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2417in" fo:margin-left="2.8571in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2417in" fo:margin-left="3.2382in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2417in" fo:margin-left="0.5744in"/>
        </style:list-level-properties>
        <style:text-properties style:font-name="Symbol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text-indent="-0.2417in" fo:margin-left="0.9508in"/>
        </style:list-level-properties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2417in" fo:margin-left="1.3319in"/>
        </style:list-level-properties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2417in" fo:margin-left="1.7134in"/>
        </style:list-level-properties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2417in" fo:margin-left="2.0945in"/>
        </style:list-level-properties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2417in" fo:margin-left="2.4756in"/>
        </style:list-level-properties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2417in" fo:margin-left="2.8571in"/>
        </style:list-level-properties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2417in" fo:margin-left="3.2382in"/>
        </style:list-level-properties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2417in" fo:margin-left="0.5744in"/>
        </style:list-level-properties>
        <style:text-properties style:font-name="Symbol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text-indent="-0.2417in" fo:margin-left="0.9508in"/>
        </style:list-level-properties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2417in" fo:margin-left="1.3319in"/>
        </style:list-level-properties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2417in" fo:margin-left="1.7134in"/>
        </style:list-level-properties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2417in" fo:margin-left="2.0945in"/>
        </style:list-level-properties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2417in" fo:margin-left="2.4756in"/>
        </style:list-level-properties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2417in" fo:margin-left="2.8571in"/>
        </style:list-level-properties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2417in" fo:margin-left="3.2382in"/>
        </style:list-level-properties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335in" fo:margin-left="1.0543in"/>
        </style:list-level-properties>
      </text:list-level-style-number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2335in" fo:margin-left="1.5862in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2335in" fo:margin-left="2.1165in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2335in" fo:margin-left="2.6472in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2335in" fo:margin-left="3.178in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2335in" fo:margin-left="3.7091in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2335in" fo:margin-left="4.2398in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2335in" fo:margin-left="4.7701in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2335in" fo:margin-left="5.30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335in" fo:margin-left="1.0543in"/>
        </style:list-level-properties>
      </text:list-level-style-number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 fo:text-indent="-0.2335in" fo:margin-left="1.5862in"/>
        </style:list-level-properties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text-indent="-0.2335in" fo:margin-left="2.1165in"/>
        </style:list-level-properties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-0.2335in" fo:margin-left="2.6472in"/>
        </style:list-level-properties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text-indent="-0.2335in" fo:margin-left="3.178in"/>
        </style:list-level-properties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0.2335in" fo:margin-left="3.7091in"/>
        </style:list-level-properties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-0.2335in" fo:margin-left="4.2398in"/>
        </style:list-level-properties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text-indent="-0.2335in" fo:margin-left="4.7701in"/>
        </style:list-level-properties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text-indent="-0.2335in" fo:margin-left="5.30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1701in" fo:margin-left="0.9902in"/>
        </style:list-level-properties>
      </text:list-level-style-number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text-indent="-0.1701in" fo:margin-left="1.5236in"/>
        </style:list-level-properties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text-indent="-0.1701in" fo:margin-left="2.061in"/>
        </style:list-level-properties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-0.1701in" fo:margin-left="2.5984in"/>
        </style:list-level-properties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text-indent="-0.1701in" fo:margin-left="3.1362in"/>
        </style:list-level-properties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text-indent="-0.1701in" fo:margin-left="3.6744in"/>
        </style:list-level-properties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-0.1701in" fo:margin-left="4.2118in"/>
        </style:list-level-properties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text-indent="-0.1701in" fo:margin-left="4.7492in"/>
        </style:list-level-properties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text-indent="-0.1701in" fo:margin-left="5.286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format="1" text:start-value="5">
        <style:list-level-properties text:list-level-position-and-space-mode="label-alignment">
          <style:list-level-label-alignment text:label-followed-by="listtab" fo:text-indent="-0.2984in" fo:margin-left="0.3465in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>
          <style:list-level-label-alignment text:label-followed-by="listtab" fo:text-indent="-0.2984in" fo:margin-left="0.3465in"/>
        </style:list-level-properties>
      </text:list-level-style-number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 fo:text-indent="-0.2984in" fo:margin-left="0.822in"/>
        </style:list-level-properties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text-indent="-0.2984in" fo:margin-left="1.0602in"/>
        </style:list-level-properties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 fo:text-indent="-0.2984in" fo:margin-left="1.298in"/>
        </style:list-level-properties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 fo:text-indent="-0.2984in" fo:margin-left="1.5362in"/>
        </style:list-level-properties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text-indent="-0.2984in" fo:margin-left="1.7736in"/>
        </style:list-level-properties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 fo:text-indent="-0.2984in" fo:margin-left="2.011in"/>
        </style:list-level-properties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 fo:text-indent="-0.2984in" fo:margin-left="2.249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4917in" fo:margin-left="0.5398in"/>
        </style:list-level-properties>
      </text:list-level-style-number>
      <text:list-level-style-number text:level="2" text:style-name="ListLabel_20_92" style:num-suffix="." style:num-format="1" text:display-levels="2">
        <style:list-level-properties text:list-level-position-and-space-mode="label-alignment">
          <style:list-level-label-alignment text:label-followed-by="listtab" fo:text-indent="-0.4917in" fo:margin-left="0.5398in"/>
        </style:list-level-properties>
      </text:list-level-style-number>
      <text:list-level-style-bullet text:level="3" text:style-name="ListLabel_20_93" style:num-suffix="•" text:bullet-char="•">
        <style:list-level-properties text:list-level-position-and-space-mode="label-alignment">
          <style:list-level-label-alignment text:label-followed-by="listtab" fo:text-indent="-0.4917in" fo:margin-left="0.978in"/>
        </style:list-level-properties>
      </text:list-level-style-bullet>
      <text:list-level-style-bullet text:level="4" text:style-name="ListLabel_20_94" style:num-suffix="•" text:bullet-char="•">
        <style:list-level-properties text:list-level-position-and-space-mode="label-alignment">
          <style:list-level-label-alignment text:label-followed-by="listtab" fo:text-indent="-0.4917in" fo:margin-left="1.1965in"/>
        </style:list-level-properties>
      </text:list-level-style-bullet>
      <text:list-level-style-bullet text:level="5" text:style-name="ListLabel_20_95" style:num-suffix="•" text:bullet-char="•">
        <style:list-level-properties text:list-level-position-and-space-mode="label-alignment">
          <style:list-level-label-alignment text:label-followed-by="listtab" fo:text-indent="-0.4917in" fo:margin-left="1.4146in"/>
        </style:list-level-properties>
      </text:list-level-style-bullet>
      <text:list-level-style-bullet text:level="6" text:style-name="ListLabel_20_96" style:num-suffix="•" text:bullet-char="•">
        <style:list-level-properties text:list-level-position-and-space-mode="label-alignment">
          <style:list-level-label-alignment text:label-followed-by="listtab" fo:text-indent="-0.4917in" fo:margin-left="1.6335in"/>
        </style:list-level-properties>
      </text:list-level-style-bullet>
      <text:list-level-style-bullet text:level="7" text:style-name="ListLabel_20_97" style:num-suffix="•" text:bullet-char="•">
        <style:list-level-properties text:list-level-position-and-space-mode="label-alignment">
          <style:list-level-label-alignment text:label-followed-by="listtab" fo:text-indent="-0.4917in" fo:margin-left="1.8516in"/>
        </style:list-level-properties>
      </text:list-level-style-bullet>
      <text:list-level-style-bullet text:level="8" text:style-name="ListLabel_20_98" style:num-suffix="•" text:bullet-char="•">
        <style:list-level-properties text:list-level-position-and-space-mode="label-alignment">
          <style:list-level-label-alignment text:label-followed-by="listtab" fo:text-indent="-0.4917in" fo:margin-left="2.0693in"/>
        </style:list-level-properties>
      </text:list-level-style-bullet>
      <text:list-level-style-bullet text:level="9" text:style-name="ListLabel_20_99" style:num-suffix="•" text:bullet-char="•">
        <style:list-level-properties text:list-level-position-and-space-mode="label-alignment">
          <style:list-level-label-alignment text:label-followed-by="listtab" fo:text-indent="-0.4917in" fo:margin-left="2.288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format="1" text:start-value="3">
        <style:list-level-properties text:list-level-position-and-space-mode="label-alignment">
          <style:list-level-label-alignment text:label-followed-by="listtab" fo:text-indent="-0.2984in" fo:margin-left="0.3465in"/>
        </style:list-level-properties>
      </text:list-level-style-number>
      <text:list-level-style-number text:level="2" text:style-name="ListLabel_20_101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2984in" fo:margin-left="0.3465in"/>
        </style:list-level-properties>
      </text:list-level-style-number>
      <text:list-level-style-bullet text:level="3" text:style-name="ListLabel_20_102" style:num-suffix="•" text:bullet-char="•">
        <style:list-level-properties text:list-level-position-and-space-mode="label-alignment">
          <style:list-level-label-alignment text:label-followed-by="listtab" fo:text-indent="-0.2984in" fo:margin-left="0.822in"/>
        </style:list-level-properties>
      </text:list-level-style-bullet>
      <text:list-level-style-bullet text:level="4" text:style-name="ListLabel_20_103" style:num-suffix="•" text:bullet-char="•">
        <style:list-level-properties text:list-level-position-and-space-mode="label-alignment">
          <style:list-level-label-alignment text:label-followed-by="listtab" fo:text-indent="-0.2984in" fo:margin-left="1.0602in"/>
        </style:list-level-properties>
      </text:list-level-style-bullet>
      <text:list-level-style-bullet text:level="5" text:style-name="ListLabel_20_104" style:num-suffix="•" text:bullet-char="•">
        <style:list-level-properties text:list-level-position-and-space-mode="label-alignment">
          <style:list-level-label-alignment text:label-followed-by="listtab" fo:text-indent="-0.2984in" fo:margin-left="1.298in"/>
        </style:list-level-properties>
      </text:list-level-style-bullet>
      <text:list-level-style-bullet text:level="6" text:style-name="ListLabel_20_105" style:num-suffix="•" text:bullet-char="•">
        <style:list-level-properties text:list-level-position-and-space-mode="label-alignment">
          <style:list-level-label-alignment text:label-followed-by="listtab" fo:text-indent="-0.2984in" fo:margin-left="1.5362in"/>
        </style:list-level-properties>
      </text:list-level-style-bullet>
      <text:list-level-style-bullet text:level="7" text:style-name="ListLabel_20_106" style:num-suffix="•" text:bullet-char="•">
        <style:list-level-properties text:list-level-position-and-space-mode="label-alignment">
          <style:list-level-label-alignment text:label-followed-by="listtab" fo:text-indent="-0.2984in" fo:margin-left="1.7736in"/>
        </style:list-level-properties>
      </text:list-level-style-bullet>
      <text:list-level-style-bullet text:level="8" text:style-name="ListLabel_20_107" style:num-suffix="•" text:bullet-char="•">
        <style:list-level-properties text:list-level-position-and-space-mode="label-alignment">
          <style:list-level-label-alignment text:label-followed-by="listtab" fo:text-indent="-0.2984in" fo:margin-left="2.011in"/>
        </style:list-level-properties>
      </text:list-level-style-bullet>
      <text:list-level-style-bullet text:level="9" text:style-name="ListLabel_20_108" style:num-suffix="•" text:bullet-char="•">
        <style:list-level-properties text:list-level-position-and-space-mode="label-alignment">
          <style:list-level-label-alignment text:label-followed-by="listtab" fo:text-indent="-0.2984in" fo:margin-left="2.249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format="1" text:start-value="3">
        <style:list-level-properties text:list-level-position-and-space-mode="label-alignment">
          <style:list-level-label-alignment text:label-followed-by="listtab" fo:text-indent="-0.2984in" fo:margin-left="0.3465in"/>
        </style:list-level-properties>
      </text:list-level-style-number>
      <text:list-level-style-number text:level="2" text:style-name="ListLabel_20_110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2984in" fo:margin-left="0.3465in"/>
        </style:list-level-properties>
      </text:list-level-style-number>
      <text:list-level-style-bullet text:level="3" text:style-name="ListLabel_20_111" style:num-suffix="•" text:bullet-char="•">
        <style:list-level-properties text:list-level-position-and-space-mode="label-alignment">
          <style:list-level-label-alignment text:label-followed-by="listtab" fo:text-indent="-0.2984in" fo:margin-left="0.822in"/>
        </style:list-level-properties>
      </text:list-level-style-bullet>
      <text:list-level-style-bullet text:level="4" text:style-name="ListLabel_20_112" style:num-suffix="•" text:bullet-char="•">
        <style:list-level-properties text:list-level-position-and-space-mode="label-alignment">
          <style:list-level-label-alignment text:label-followed-by="listtab" fo:text-indent="-0.2984in" fo:margin-left="1.0602in"/>
        </style:list-level-properties>
      </text:list-level-style-bullet>
      <text:list-level-style-bullet text:level="5" text:style-name="ListLabel_20_113" style:num-suffix="•" text:bullet-char="•">
        <style:list-level-properties text:list-level-position-and-space-mode="label-alignment">
          <style:list-level-label-alignment text:label-followed-by="listtab" fo:text-indent="-0.2984in" fo:margin-left="1.298in"/>
        </style:list-level-properties>
      </text:list-level-style-bullet>
      <text:list-level-style-bullet text:level="6" text:style-name="ListLabel_20_114" style:num-suffix="•" text:bullet-char="•">
        <style:list-level-properties text:list-level-position-and-space-mode="label-alignment">
          <style:list-level-label-alignment text:label-followed-by="listtab" fo:text-indent="-0.2984in" fo:margin-left="1.5362in"/>
        </style:list-level-properties>
      </text:list-level-style-bullet>
      <text:list-level-style-bullet text:level="7" text:style-name="ListLabel_20_115" style:num-suffix="•" text:bullet-char="•">
        <style:list-level-properties text:list-level-position-and-space-mode="label-alignment">
          <style:list-level-label-alignment text:label-followed-by="listtab" fo:text-indent="-0.2984in" fo:margin-left="1.7736in"/>
        </style:list-level-properties>
      </text:list-level-style-bullet>
      <text:list-level-style-bullet text:level="8" text:style-name="ListLabel_20_116" style:num-suffix="•" text:bullet-char="•">
        <style:list-level-properties text:list-level-position-and-space-mode="label-alignment">
          <style:list-level-label-alignment text:label-followed-by="listtab" fo:text-indent="-0.2984in" fo:margin-left="2.011in"/>
        </style:list-level-properties>
      </text:list-level-style-bullet>
      <text:list-level-style-bullet text:level="9" text:style-name="ListLabel_20_117" style:num-suffix="•" text:bullet-char="•">
        <style:list-level-properties text:list-level-position-and-space-mode="label-alignment">
          <style:list-level-label-alignment text:label-followed-by="listtab" fo:text-indent="-0.2984in" fo:margin-left="2.249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a" style:num-letter-sync="true">
        <style:list-level-properties text:list-level-position-and-space-mode="label-alignment">
          <style:list-level-label-alignment text:label-followed-by="listtab" fo:text-indent="-0.4917in" fo:margin-left="0.5398in"/>
        </style:list-level-properties>
      </text:list-level-style-number>
      <text:list-level-style-bullet text:level="2" text:style-name="ListLabel_20_119" style:num-suffix="•" text:bullet-char="•">
        <style:list-level-properties text:list-level-position-and-space-mode="label-alignment">
          <style:list-level-label-alignment text:label-followed-by="listtab" fo:text-indent="-0.4917in" fo:margin-left="0.7598in"/>
        </style:list-level-properties>
      </text:list-level-style-bullet>
      <text:list-level-style-bullet text:level="3" text:style-name="ListLabel_20_120" style:num-suffix="•" text:bullet-char="•">
        <style:list-level-properties text:list-level-position-and-space-mode="label-alignment">
          <style:list-level-label-alignment text:label-followed-by="listtab" fo:text-indent="-0.4917in" fo:margin-left="0.978in"/>
        </style:list-level-properties>
      </text:list-level-style-bullet>
      <text:list-level-style-bullet text:level="4" text:style-name="ListLabel_20_121" style:num-suffix="•" text:bullet-char="•">
        <style:list-level-properties text:list-level-position-and-space-mode="label-alignment">
          <style:list-level-label-alignment text:label-followed-by="listtab" fo:text-indent="-0.4917in" fo:margin-left="1.1965in"/>
        </style:list-level-properties>
      </text:list-level-style-bullet>
      <text:list-level-style-bullet text:level="5" text:style-name="ListLabel_20_122" style:num-suffix="•" text:bullet-char="•">
        <style:list-level-properties text:list-level-position-and-space-mode="label-alignment">
          <style:list-level-label-alignment text:label-followed-by="listtab" fo:text-indent="-0.4917in" fo:margin-left="1.4146in"/>
        </style:list-level-properties>
      </text:list-level-style-bullet>
      <text:list-level-style-bullet text:level="6" text:style-name="ListLabel_20_123" style:num-suffix="•" text:bullet-char="•">
        <style:list-level-properties text:list-level-position-and-space-mode="label-alignment">
          <style:list-level-label-alignment text:label-followed-by="listtab" fo:text-indent="-0.4917in" fo:margin-left="1.6335in"/>
        </style:list-level-properties>
      </text:list-level-style-bullet>
      <text:list-level-style-bullet text:level="7" text:style-name="ListLabel_20_124" style:num-suffix="•" text:bullet-char="•">
        <style:list-level-properties text:list-level-position-and-space-mode="label-alignment">
          <style:list-level-label-alignment text:label-followed-by="listtab" fo:text-indent="-0.4917in" fo:margin-left="1.8516in"/>
        </style:list-level-properties>
      </text:list-level-style-bullet>
      <text:list-level-style-bullet text:level="8" text:style-name="ListLabel_20_125" style:num-suffix="•" text:bullet-char="•">
        <style:list-level-properties text:list-level-position-and-space-mode="label-alignment">
          <style:list-level-label-alignment text:label-followed-by="listtab" fo:text-indent="-0.4917in" fo:margin-left="2.0693in"/>
        </style:list-level-properties>
      </text:list-level-style-bullet>
      <text:list-level-style-bullet text:level="9" text:style-name="ListLabel_20_126" style:num-suffix="•" text:bullet-char="•">
        <style:list-level-properties text:list-level-position-and-space-mode="label-alignment">
          <style:list-level-label-alignment text:label-followed-by="listtab" fo:text-indent="-0.4917in" fo:margin-left="2.288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format="1">
        <style:list-level-properties text:list-level-position-and-space-mode="label-alignment">
          <style:list-level-label-alignment text:label-followed-by="listtab" fo:text-indent="-0.4917in" fo:margin-left="0.5398in"/>
        </style:list-level-properties>
      </text:list-level-style-number>
      <text:list-level-style-number text:level="2" text:style-name="ListLabel_20_128" style:num-suffix="." style:num-format="1" text:display-levels="2">
        <style:list-level-properties text:list-level-position-and-space-mode="label-alignment">
          <style:list-level-label-alignment text:label-followed-by="listtab" fo:text-indent="-0.4917in" fo:margin-left="0.5398in"/>
        </style:list-level-properties>
      </text:list-level-style-number>
      <text:list-level-style-bullet text:level="3" text:style-name="ListLabel_20_129" style:num-suffix="•" text:bullet-char="•">
        <style:list-level-properties text:list-level-position-and-space-mode="label-alignment">
          <style:list-level-label-alignment text:label-followed-by="listtab" fo:text-indent="-0.4917in" fo:margin-left="0.978in"/>
        </style:list-level-properties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4917in" fo:margin-left="1.1965in"/>
        </style:list-level-properties>
      </text:list-level-style-bullet>
      <text:list-level-style-bullet text:level="5" text:style-name="ListLabel_20_131" style:num-suffix="•" text:bullet-char="•">
        <style:list-level-properties text:list-level-position-and-space-mode="label-alignment">
          <style:list-level-label-alignment text:label-followed-by="listtab" fo:text-indent="-0.4917in" fo:margin-left="1.4146in"/>
        </style:list-level-properties>
      </text:list-level-style-bullet>
      <text:list-level-style-bullet text:level="6" text:style-name="ListLabel_20_132" style:num-suffix="•" text:bullet-char="•">
        <style:list-level-properties text:list-level-position-and-space-mode="label-alignment">
          <style:list-level-label-alignment text:label-followed-by="listtab" fo:text-indent="-0.4917in" fo:margin-left="1.6335in"/>
        </style:list-level-properties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4917in" fo:margin-left="1.8516in"/>
        </style:list-level-properties>
      </text:list-level-style-bullet>
      <text:list-level-style-bullet text:level="8" text:style-name="ListLabel_20_134" style:num-suffix="•" text:bullet-char="•">
        <style:list-level-properties text:list-level-position-and-space-mode="label-alignment">
          <style:list-level-label-alignment text:label-followed-by="listtab" fo:text-indent="-0.4917in" fo:margin-left="2.0693in"/>
        </style:list-level-properties>
      </text:list-level-style-bullet>
      <text:list-level-style-bullet text:level="9" text:style-name="ListLabel_20_135" style:num-suffix="•" text:bullet-char="•">
        <style:list-level-properties text:list-level-position-and-space-mode="label-alignment">
          <style:list-level-label-alignment text:label-followed-by="listtab" fo:text-indent="-0.4917in" fo:margin-left="2.288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3209in"/>
        </style:list-level-properties>
      </text:list-level-style-number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fo:text-indent="-0.25in" fo:margin-left="1.3209in"/>
        </style:list-level-properties>
        <style:text-properties style:font-name="Symbol"/>
      </text:list-level-style-bullet>
      <text:list-level-style-bullet text:level="3" text:style-name="ListLabel_20_138" style:num-suffix="o" text:bullet-char="o">
        <style:list-level-properties text:list-level-position-and-space-mode="label-alignment">
          <style:list-level-label-alignment text:label-followed-by="listtab" fo:text-indent="-0.2508in" fo:margin-left="1.5709in"/>
        </style:list-level-properties>
        <style:text-properties style:font-name="Courier New"/>
      </text:list-level-style-bullet>
      <text:list-level-style-bullet text:level="4" text:style-name="ListLabel_20_139" style:num-suffix="•" text:bullet-char="•">
        <style:list-level-properties text:list-level-position-and-space-mode="label-alignment">
          <style:list-level-label-alignment text:label-followed-by="listtab" fo:text-indent="-0.2508in" fo:margin-left="2.1681in"/>
        </style:list-level-properties>
      </text:list-level-style-bullet>
      <text:list-level-style-bullet text:level="5" text:style-name="ListLabel_20_140" style:num-suffix="•" text:bullet-char="•">
        <style:list-level-properties text:list-level-position-and-space-mode="label-alignment">
          <style:list-level-label-alignment text:label-followed-by="listtab" fo:text-indent="-0.2508in" fo:margin-left="2.7673in"/>
        </style:list-level-properties>
      </text:list-level-style-bullet>
      <text:list-level-style-bullet text:level="6" text:style-name="ListLabel_20_141" style:num-suffix="•" text:bullet-char="•">
        <style:list-level-properties text:list-level-position-and-space-mode="label-alignment">
          <style:list-level-label-alignment text:label-followed-by="listtab" fo:text-indent="-0.2508in" fo:margin-left="3.3665in"/>
        </style:list-level-properties>
      </text:list-level-style-bullet>
      <text:list-level-style-bullet text:level="7" text:style-name="ListLabel_20_142" style:num-suffix="•" text:bullet-char="•">
        <style:list-level-properties text:list-level-position-and-space-mode="label-alignment">
          <style:list-level-label-alignment text:label-followed-by="listtab" fo:text-indent="-0.2508in" fo:margin-left="3.9661in"/>
        </style:list-level-properties>
      </text:list-level-style-bullet>
      <text:list-level-style-bullet text:level="8" text:style-name="ListLabel_20_143" style:num-suffix="•" text:bullet-char="•">
        <style:list-level-properties text:list-level-position-and-space-mode="label-alignment">
          <style:list-level-label-alignment text:label-followed-by="listtab" fo:text-indent="-0.2508in" fo:margin-left="4.5654in"/>
        </style:list-level-properties>
      </text:list-level-style-bullet>
      <text:list-level-style-bullet text:level="9" text:style-name="ListLabel_20_144" style:num-suffix="•" text:bullet-char="•">
        <style:list-level-properties text:list-level-position-and-space-mode="label-alignment">
          <style:list-level-label-alignment text:label-followed-by="listtab" fo:text-indent="-0.2508in" fo:margin-left="5.16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102in" fo:margin-bottom="0in" loext:contextual-spacing="false" fo:text-indent="0in" style:auto-text-indent="false"/>
      <style:text-properties style:use-window-font-color="true"/>
    </style:style>
    <style:style style:name="MP3" style:family="paragraph" style:parent-style-name="Frame_20_contents">
      <style:paragraph-properties fo:margin-left="1.1402in" fo:margin-right="0in" fo:margin-top="0.0008in" fo:margin-bottom="0in" loext:contextual-spacing="false" fo:text-indent="0in" style:auto-text-indent="false"/>
      <style:text-properties style:use-window-font-color="tru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.028in" fo:margin-right="0in" fo:margin-top="0.0071in" fo:margin-bottom="0in" loext:contextual-spacing="false" fo:text-indent="0in" style:auto-text-indent="false"/>
      <style:text-properties style:use-window-font-color="true"/>
    </style:style>
    <style:style style:name="MP6" style:family="paragraph" style:parent-style-name="Frame_20_contents">
      <style:paragraph-properties fo:margin-left="0.0138in" fo:margin-right="0in" fo:margin-top="0.0102in" fo:margin-bottom="0in" loext:contextual-spacing="false" fo:text-indent="0in" style:auto-text-indent="false"/>
      <style:text-properties style:use-window-font-color="true" fo:font-size="8pt" style:font-size-asian="8pt"/>
    </style:style>
    <style:style style:name="MT1" style:family="text">
      <style:text-properties fo:font-size="8pt" style:font-size-asian="8pt"/>
    </style:style>
    <style:style style:name="MT2" style:family="text">
      <style:text-properties fo:font-size="8pt" fo:letter-spacing="-0.0181in" style:font-size-asian="8pt"/>
    </style:style>
    <style:style style:name="MT3" style:family="text">
      <style:text-properties fo:font-size="8pt" fo:letter-spacing="-0.0146in" style:font-size-asian="8pt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819in" fo:min-width="3.1193in" fo:padding-top="0in" fo:padding-bottom="0in" fo:padding-left="0in" fo:padding-right="0in" fo:wrap-option="wrap" fo:margin-left="0.1252in" fo:margin-right="0.1252in" fo:margin-top="0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2134in" fo:min-width="0.2228in" fo:padding-top="0in" fo:padding-bottom="0in" fo:padding-left="0in" fo:padding-right="0in" fo:wrap-option="wrap" fo:margin-left="0.1291in" fo:margin-right="0.128in" fo:margin-top="0.002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 style:parent-style-name="Frame">
      <style:graphic-properties draw:stroke="none" svg:stroke-width="0in" draw:fill="none" draw:textarea-vertical-align="top" draw:auto-grow-height="false" fo:min-height="0.1535in" fo:min-width="1.6228in" fo:padding-top="0in" fo:padding-bottom="0in" fo:padding-left="0in" fo:padding-right="0in" fo:wrap-option="wrap" fo:margin-left="0.1252in" fo:margin-right="0.1252in" fo:margin-top="0.0016in" fo:margin-bottom="0.002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925in" fo:margin-bottom="0.6709in" fo:margin-left="1.111in" fo:margin-right="1.02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244in" fo:margin-left="0in" fo:margin-right="0in" fo:margin-bottom="0.3846in" style:dynamic-spacing="true"/>
      </style:header-style>
      <style:footer-style>
        <style:header-footer-properties fo:min-height="0.1346in" fo:margin-left="0in" fo:margin-right="0in" fo:margin-top="0.095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925in" fo:margin-bottom="0.6709in" fo:margin-left="1.111in" fo:margin-right="1.028in" style:writing-mode="lr-tb" style:layout-grid-color="#c0c0c0" style:layout-grid-lines="2356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244in" fo:margin-left="0in" fo:margin-right="0in" fo:margin-bottom="0.3846in" style:dynamic-spacing="true"/>
      </style:header-style>
      <style:footer-style>
        <style:header-footer-properties fo:min-height="0.1346in" fo:margin-left="0in" fo:margin-right="0in" fo:margin-top="0.095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Text Box 3" draw:style-name="Mgr1" draw:text-style-name="MP4" svg:width="3.1189in" svg:height="0.2815in" svg:x="4.2165in" svg:y="0.4783in"><text:p text:style-name="MP2"><text:span text:style-name="MT1">Propuesta de Actualización de Planes y Programas de</text:span><text:span text:style-name="MT2"> </text:span><text:span text:style-name="MT1">Estudio</text:span></text:p><text:p text:style-name="MP3"><text:span text:style-name="MT1">Maestría en Sistemas</text:span><text:span text:style-name="MT3"> </text:span><text:span text:style-name="MT1">Computacional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paragraph" draw:z-index="4" draw:name="Text Box 2" draw:style-name="Mgr2" draw:text-style-name="MP4" svg:width="0.2224in" svg:height="0.213in" svg:x="4.1398in" svg:y="10.1791in"><text:p text:style-name="MP5"><text:page-number text:select-page="current">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1" draw:style-name="Mgr3" draw:text-style-name="MP4" svg:width="1.6224in" svg:height="0.1531in" svg:x="5.7138in" svg:y="10.1783in"><text:p text:style-name="MP2"><text:span text:style-name="MT1">Instituto Tecnológico de Mexicali</text:span></text:p><text:p text:style-name="M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Footer"/>
      </style:footer>
    </style:master-page>
    <style:master-page style:name="Converted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</meta:editing-cycles>
    <meta:creation-date>2018-10-09T02:03:00</meta:creation-date>
    <dc:date>2018-10-17T08:59:37.131949796</dc:date>
    <meta:editing-duration>PT14M11S</meta:editing-duration>
    <meta:generator>LibreOffice/5.1.6.2$Linux_X86_64 LibreOffice_project/10m0$Build-2</meta:generator>
    <meta:document-statistic meta:table-count="7" meta:image-count="0" meta:object-count="0" meta:page-count="6" meta:paragraph-count="143" meta:word-count="873" meta:character-count="5817" meta:non-whitespace-character-count="51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